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738*"/>
    </style:style>
    <style:style style:name="Table4.B" style:family="table-column">
      <style:table-column-properties style:column-width="2.205cm" style:rel-column-width="1250*"/>
    </style:style>
    <style:style style:name="Table4.C" style:family="table-column">
      <style:table-column-properties style:column-width="3.087cm" style:rel-column-width="1750*"/>
    </style:style>
    <style:style style:name="Table4.D" style:family="table-column">
      <style:table-column-properties style:column-width="2.999cm" style:rel-column-width="1700*"/>
    </style:style>
    <style:style style:name="Table4.E" style:family="table-column">
      <style:table-column-properties style:column-width="3.411cm" style:rel-column-width="1934*"/>
    </style:style>
    <style:style style:name="Table4.F" style:family="table-column">
      <style:table-column-properties style:column-width="3.997cm" style:rel-column-width="2266*"/>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5.496cm" style:rel-column-width="14015*"/>
    </style:style>
    <style:style style:name="Table1.C" style:family="table-column">
      <style:table-column-properties style:column-width="1.88cm" style:rel-column-width="4794*"/>
    </style:style>
    <style:style style:name="Table1.E" style:family="table-column">
      <style:table-column-properties style:column-width="1.907cm" style:rel-column-width="4862*"/>
    </style:style>
    <style:style style:name="Table1.F" style:family="table-column">
      <style:table-column-properties style:column-width="1.685cm" style:rel-column-width="4295*"/>
    </style:style>
    <style:style style:name="Table1.G" style:family="table-column">
      <style:table-column-properties style:column-width="2.302cm" style:rel-column-width="5869*"/>
    </style:style>
    <style:style style:name="Table1.H" style:family="table-column">
      <style:table-column-properties style:column-width="1.707cm" style:rel-column-width="4354*"/>
    </style:style>
    <style:style style:name="Table1.I" style:family="table-column">
      <style:table-column-properties style:column-width="2.501cm" style:rel-column-width="6378*"/>
    </style:style>
    <style:style style:name="Table1.J" style:family="table-column">
      <style:table-column-properties style:column-width="1.51cm" style:rel-column-width="3850*"/>
    </style:style>
    <style:style style:name="Table1.K" style:family="table-column">
      <style:table-column-properties style:column-width="2.08cm" style:rel-column-width="5303*"/>
    </style:style>
    <style:style style:name="Table1.L" style:family="table-column">
      <style:table-column-properties style:column-width="1.812cm" style:rel-column-width="4619*"/>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b62f2b" officeooo:paragraph-rsid="00b62f2b"/>
    </style:style>
    <style:style style:name="P6" style:family="paragraph" style:parent-style-name="Text_20_body">
      <style:text-properties fo:language="en" fo:country="US" officeooo:rsid="0063fe26" officeooo:paragraph-rsid="0063fe26"/>
    </style:style>
    <style:style style:name="P7" style:family="paragraph" style:parent-style-name="Text_20_body">
      <style:text-properties fo:language="en" fo:country="US" officeooo:rsid="00ca06e5" officeooo:paragraph-rsid="00ca06e5"/>
    </style:style>
    <style:style style:name="P8" style:family="paragraph" style:parent-style-name="Text_20_body">
      <style:text-properties officeooo:rsid="004f86c3" officeooo:paragraph-rsid="005075a6"/>
    </style:style>
    <style:style style:name="P9" style:family="paragraph" style:parent-style-name="Text_20_body">
      <style:text-properties officeooo:rsid="005075a6" officeooo:paragraph-rsid="005075a6"/>
    </style:style>
    <style:style style:name="P10" style:family="paragraph" style:parent-style-name="Text_20_body">
      <style:text-properties officeooo:rsid="005bdc00" officeooo:paragraph-rsid="005bdc00"/>
    </style:style>
    <style:style style:name="P11" style:family="paragraph" style:parent-style-name="Text_20_body">
      <style:paragraph-properties>
        <style:tab-stops/>
      </style:paragraph-properties>
      <style:text-properties officeooo:rsid="0063dd7b" officeooo:paragraph-rsid="0063dd7b"/>
    </style:style>
    <style:style style:name="P12" style:family="paragraph" style:parent-style-name="Text_20_body">
      <style:text-properties officeooo:rsid="006c11cf" officeooo:paragraph-rsid="006c11cf"/>
    </style:style>
    <style:style style:name="P13" style:family="paragraph" style:parent-style-name="Text_20_body">
      <style:text-properties officeooo:rsid="006f9459" officeooo:paragraph-rsid="006f9459"/>
    </style:style>
    <style:style style:name="P14" style:family="paragraph" style:parent-style-name="Text_20_body">
      <loext:graphic-properties draw:fill="none"/>
      <style:paragraph-properties fo:background-color="transparent"/>
      <style:text-properties officeooo:paragraph-rsid="0081e830"/>
    </style:style>
    <style:style style:name="P15" style:family="paragraph" style:parent-style-name="Text_20_body">
      <style:text-properties officeooo:paragraph-rsid="009c987c"/>
    </style:style>
    <style:style style:name="P16" style:family="paragraph" style:parent-style-name="Text_20_body">
      <loext:graphic-properties draw:fill="none"/>
      <style:paragraph-properties fo:background-color="transparent"/>
      <style:text-properties officeooo:paragraph-rsid="00a01878"/>
    </style:style>
    <style:style style:name="P17" style:family="paragraph" style:parent-style-name="Text_20_body">
      <style:text-properties officeooo:rsid="0092eb66" officeooo:paragraph-rsid="009f8b19"/>
    </style:style>
    <style:style style:name="P18" style:family="paragraph" style:parent-style-name="Text_20_body">
      <style:text-properties officeooo:rsid="00b78adb" officeooo:paragraph-rsid="00b78adb"/>
    </style:style>
    <style:style style:name="P19" style:family="paragraph" style:parent-style-name="Text_20_body">
      <style:text-properties officeooo:rsid="00b78adb" officeooo:paragraph-rsid="00fe716f"/>
    </style:style>
    <style:style style:name="P20" style:family="paragraph" style:parent-style-name="Text_20_body">
      <style:text-properties officeooo:rsid="00739b62" officeooo:paragraph-rsid="00bc9a5a"/>
    </style:style>
    <style:style style:name="P21" style:family="paragraph" style:parent-style-name="Text_20_body">
      <style:text-properties officeooo:rsid="00bc9a5a" officeooo:paragraph-rsid="00bc9a5a"/>
    </style:style>
    <style:style style:name="P22" style:family="paragraph" style:parent-style-name="Text_20_body">
      <style:text-properties officeooo:rsid="007a7ad0" officeooo:paragraph-rsid="00a01878"/>
    </style:style>
    <style:style style:name="P23" style:family="paragraph" style:parent-style-name="Text_20_body">
      <style:text-properties officeooo:rsid="00bd79c5" officeooo:paragraph-rsid="00bd79c5"/>
    </style:style>
    <style:style style:name="P24" style:family="paragraph" style:parent-style-name="Text_20_body">
      <style:text-properties officeooo:rsid="00b9a012" officeooo:paragraph-rsid="00b9964b"/>
    </style:style>
    <style:style style:name="P25" style:family="paragraph" style:parent-style-name="Text_20_body">
      <style:text-properties officeooo:rsid="00b8becf" officeooo:paragraph-rsid="00b9964b"/>
    </style:style>
    <style:style style:name="P26" style:family="paragraph" style:parent-style-name="Text_20_body">
      <style:text-properties fo:font-size="10pt" officeooo:paragraph-rsid="00b78adb" style:font-size-asian="10pt" style:font-size-complex="10pt"/>
    </style:style>
    <style:style style:name="P27" style:family="paragraph" style:parent-style-name="Text_20_body">
      <style:text-properties fo:font-size="10pt" officeooo:paragraph-rsid="00e60f3f" style:font-size-asian="10pt" style:font-size-complex="10pt"/>
    </style:style>
    <style:style style:name="P28" style:family="paragraph" style:parent-style-name="Text_20_body">
      <style:text-properties fo:font-size="10pt" officeooo:paragraph-rsid="00f97cec" style:font-size-asian="10pt" style:font-size-complex="10pt"/>
    </style:style>
    <style:style style:name="P29" style:family="paragraph" style:parent-style-name="Text_20_body">
      <style:text-properties officeooo:rsid="00d4ecf4" officeooo:paragraph-rsid="00dbe1d2"/>
    </style:style>
    <style:style style:name="P30" style:family="paragraph" style:parent-style-name="Text_20_body">
      <style:text-properties officeooo:rsid="00a4d53b" officeooo:paragraph-rsid="00dbe1d2"/>
    </style:style>
    <style:style style:name="P31" style:family="paragraph" style:parent-style-name="Text_20_body">
      <style:text-properties officeooo:rsid="00dda6d6" officeooo:paragraph-rsid="00dda6d6"/>
    </style:style>
    <style:style style:name="P32" style:family="paragraph" style:parent-style-name="Text_20_body">
      <style:text-properties officeooo:rsid="00e96ece" officeooo:paragraph-rsid="00f97cec"/>
    </style:style>
    <style:style style:name="P33" style:family="paragraph" style:parent-style-name="Title">
      <style:text-properties fo:language="en" fo:country="US" officeooo:paragraph-rsid="001b98c0"/>
    </style:style>
    <style:style style:name="P34" style:family="paragraph" style:parent-style-name="Table_20_Contents">
      <style:text-properties fo:color="#004586" fo:language="en" fo:country="US" fo:font-weight="bold" officeooo:rsid="001cf4f7" officeooo:paragraph-rsid="001cf4f7" style:font-weight-asian="bold" style:font-weight-complex="bold"/>
    </style:style>
    <style:style style:name="P35"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36"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37"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38"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39" style:family="paragraph" style:parent-style-name="Table_20_Contents">
      <style:text-properties fo:color="#004586" fo:language="en" fo:country="US" fo:font-weight="bold" officeooo:rsid="002b897b" officeooo:paragraph-rsid="001cf4f7" style:font-weight-asian="bold" style:font-weight-complex="bold"/>
    </style:style>
    <style:style style:name="P40"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41"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42"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43"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44"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45"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46"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47"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48"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49"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50"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51"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52"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53"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54"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55"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56"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57"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58"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59"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60" style:family="paragraph" style:parent-style-name="Table_20_Contents">
      <style:paragraph-properties fo:text-align="end" style:justify-single-word="false"/>
      <style:text-properties fo:font-size="10pt" fo:language="en" fo:country="US" style:font-size-asian="10pt" style:font-size-complex="10pt"/>
    </style:style>
    <style:style style:name="P61"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62"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63"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64"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65" style:family="paragraph" style:parent-style-name="Table_20_Contents">
      <style:paragraph-properties fo:text-align="center" style:justify-single-word="false"/>
      <style:text-properties fo:font-size="10pt" fo:language="en" fo:country="US" style:font-size-asian="10pt" style:font-size-complex="10pt"/>
    </style:style>
    <style:style style:name="P66"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67"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68"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69"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70" style:family="paragraph" style:parent-style-name="Table_20_Contents">
      <style:text-properties fo:font-size="10pt" fo:language="en" fo:country="US" officeooo:rsid="001cf4f7" officeooo:paragraph-rsid="001cf4f7" style:font-size-asian="10pt" style:font-size-complex="10pt"/>
    </style:style>
    <style:style style:name="P71"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72"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73"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74"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75"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76" style:family="paragraph" style:parent-style-name="Table_20_Contents">
      <style:text-properties fo:font-size="10pt" fo:language="en" fo:country="US" officeooo:rsid="002c07a8" officeooo:paragraph-rsid="002c07a8" style:font-size-asian="10pt" style:font-size-complex="10pt"/>
    </style:style>
    <style:style style:name="P77" style:family="paragraph" style:parent-style-name="Table_20_Contents">
      <style:text-properties fo:font-size="10pt" fo:language="en" fo:country="US" officeooo:rsid="002c07a8" officeooo:paragraph-rsid="002e5913" style:font-size-asian="10pt" style:font-size-complex="10pt"/>
    </style:style>
    <style:style style:name="P78"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79"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80"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81"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82"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83"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84"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85"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86"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87"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88"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89"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90"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91"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92"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93"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94"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95"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96"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97"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103"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104"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105"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106"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109"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110"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112"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114" style:family="paragraph" style:parent-style-name="Subtitle">
      <style:text-properties fo:language="en" fo:country="US" officeooo:rsid="001b98c0" officeooo:paragraph-rsid="001b98c0"/>
    </style:style>
    <style:style style:name="P115" style:family="paragraph" style:parent-style-name="mw_5f_glossary">
      <style:text-properties officeooo:rsid="00a4d53b" officeooo:paragraph-rsid="00d04a02"/>
    </style:style>
    <style:style style:name="P116" style:family="paragraph" style:parent-style-name="mw_5f_glossary">
      <style:text-properties officeooo:paragraph-rsid="00d04a02"/>
    </style:style>
    <style:style style:name="P117" style:family="paragraph" style:parent-style-name="mw_5f_glossary">
      <style:text-properties officeooo:rsid="00af44a2" officeooo:paragraph-rsid="00d04a02"/>
    </style:style>
    <style:style style:name="P118" style:family="paragraph" style:parent-style-name="mw_5f_glossary">
      <style:text-properties fo:font-size="10pt" officeooo:rsid="00caf202" officeooo:paragraph-rsid="00cc8ee2" style:font-size-asian="10pt" style:font-size-complex="10pt"/>
    </style:style>
    <style:style style:name="P119" style:family="paragraph" style:parent-style-name="mw_5f_glossary">
      <style:text-properties fo:font-size="10pt" officeooo:rsid="00caf202" officeooo:paragraph-rsid="00e60f3f" style:font-size-asian="10pt" style:font-size-complex="10pt"/>
    </style:style>
    <style:style style:name="P120" style:family="paragraph" style:parent-style-name="mw_5f_glossary">
      <style:text-properties fo:font-size="10pt" officeooo:rsid="00caf202" officeooo:paragraph-rsid="00f97cec" style:font-size-asian="10pt" style:font-size-complex="10pt"/>
    </style:style>
    <style:style style:name="P121" style:family="paragraph" style:parent-style-name="mw_5f_glossary">
      <style:text-properties fo:font-size="10pt" officeooo:rsid="00ccf04e" officeooo:paragraph-rsid="00ccf04e" style:font-size-asian="10pt" style:font-size-complex="10pt"/>
    </style:style>
    <style:style style:name="P122" style:family="paragraph" style:parent-style-name="mw_5f_glossary">
      <style:text-properties officeooo:paragraph-rsid="00dbe1d2"/>
    </style:style>
    <style:style style:name="P123" style:family="paragraph" style:parent-style-name="mw_5f_glossary">
      <style:text-properties officeooo:paragraph-rsid="00eb7028"/>
    </style:style>
    <style:style style:name="P124" style:family="paragraph" style:parent-style-name="mw_5f_glossary">
      <style:text-properties officeooo:paragraph-rsid="00ed14a6"/>
    </style:style>
    <style:style style:name="P125" style:family="paragraph" style:parent-style-name="mw_5f_glossary">
      <style:text-properties officeooo:rsid="00ed8802" officeooo:paragraph-rsid="00ed8802"/>
    </style:style>
    <style:style style:name="P126" style:family="paragraph" style:parent-style-name="mw_5f_code">
      <style:text-properties officeooo:rsid="009e4370" officeooo:paragraph-rsid="009e4370"/>
    </style:style>
    <style:style style:name="P127" style:family="paragraph" style:parent-style-name="mw_5f_code">
      <style:text-properties officeooo:rsid="00a01878" officeooo:paragraph-rsid="00a01878"/>
    </style:style>
    <style:style style:name="P128"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129"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130"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131"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132" style:family="paragraph" style:parent-style-name="Heading_20_4">
      <style:text-properties officeooo:rsid="00b78adb" officeooo:paragraph-rsid="00e56f94"/>
    </style:style>
    <style:style style:name="P133" style:family="paragraph" style:parent-style-name="Heading_20_4">
      <style:text-properties officeooo:rsid="00e60f3f" officeooo:paragraph-rsid="00e60f3f"/>
    </style:style>
    <style:style style:name="P134" style:family="paragraph" style:parent-style-name="Heading_20_4">
      <style:text-properties officeooo:paragraph-rsid="00f97cec"/>
    </style:style>
    <style:style style:name="P135" style:family="paragraph" style:parent-style-name="Standard">
      <style:text-properties fo:language="en" fo:country="US" fo:font-weight="bold" officeooo:rsid="00802de2" style:font-weight-asian="bold" style:font-weight-complex="bold"/>
    </style:style>
    <style:style style:name="P136" style:family="paragraph" style:parent-style-name="Standard">
      <style:text-properties fo:language="en" fo:country="US" fo:font-weight="normal" officeooo:rsid="00ed8802" officeooo:paragraph-rsid="00ed8802" style:font-weight-asian="normal" style:font-weight-complex="normal"/>
    </style:style>
    <style:style style:name="P137" style:family="paragraph" style:parent-style-name="Contents_20_4">
      <style:paragraph-properties>
        <style:tab-stops>
          <style:tab-stop style:position="17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mw_5f_glossary">
      <style:paragraph-properties fo:margin-left="0cm" fo:margin-right="0cm" fo:text-indent="0cm" style:auto-text-indent="false"/>
      <style:text-properties officeooo:rsid="00b8becf" officeooo:paragraph-rsid="00e60f3f"/>
    </style:style>
    <style:style style:name="P142" style:family="paragraph" style:parent-style-name="Standard" style:list-style-name="L4">
      <style:text-properties fo:language="en" fo:country="US"/>
    </style:style>
    <style:style style:name="P143" style:family="paragraph" style:parent-style-name="Heading_20_1">
      <style:text-properties fo:language="en" fo:country="US"/>
    </style:style>
    <style:style style:name="P144" style:family="paragraph" style:parent-style-name="Heading_20_1">
      <style:text-properties officeooo:paragraph-rsid="00b62f2b"/>
    </style:style>
    <style:style style:name="P145"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46" style:family="paragraph" style:parent-style-name="Heading_20_1" style:master-page-name="">
      <style:paragraph-properties style:page-number="auto" fo:break-before="page">
        <style:tab-stops/>
      </style:paragraph-properties>
      <style:text-properties fo:language="en" fo:country="US"/>
    </style:style>
    <style:style style:name="P147" style:family="paragraph" style:parent-style-name="Heading_20_1" style:master-page-name="Landscape">
      <style:paragraph-properties style:page-number="auto"/>
    </style:style>
    <style:style style:name="P148" style:family="paragraph" style:parent-style-name="Heading_20_2">
      <style:text-properties officeooo:rsid="0079a00d" officeooo:paragraph-rsid="0079a00d"/>
    </style:style>
    <style:style style:name="P149" style:family="paragraph" style:parent-style-name="Heading_20_2">
      <style:text-properties officeooo:paragraph-rsid="0079a00d"/>
    </style:style>
    <style:style style:name="P150" style:family="paragraph" style:parent-style-name="Heading_20_3">
      <style:text-properties officeooo:paragraph-rsid="00a01878"/>
    </style:style>
    <style:style style:name="P151" style:family="paragraph" style:parent-style-name="Heading_20_3">
      <style:text-properties officeooo:paragraph-rsid="00b78adb"/>
    </style:style>
    <style:style style:name="P152" style:family="paragraph" style:parent-style-name="Heading_20_3">
      <style:text-properties officeooo:paragraph-rsid="00f9dc54"/>
    </style:style>
    <style:style style:name="P153"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154"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156"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157"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158"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159"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160"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161" style:family="paragraph" style:parent-style-name="Text_20_body" style:list-style-name="L1">
      <style:text-properties fo:language="en" fo:country="US" officeooo:rsid="005e4fda" officeooo:paragraph-rsid="005e4fda"/>
    </style:style>
    <style:style style:name="P162" style:family="paragraph" style:parent-style-name="Text_20_body" style:list-style-name="L2">
      <style:text-properties fo:language="en" fo:country="US" officeooo:rsid="00556295" officeooo:paragraph-rsid="006595c5"/>
    </style:style>
    <style:style style:name="P163" style:family="paragraph" style:parent-style-name="Text_20_body" style:list-style-name="L2">
      <style:text-properties fo:language="en" fo:country="US" officeooo:rsid="00556295" officeooo:paragraph-rsid="00556295"/>
    </style:style>
    <style:style style:name="P164" style:family="paragraph" style:parent-style-name="Text_20_body" style:list-style-name="L2">
      <style:text-properties fo:language="en" fo:country="US" officeooo:rsid="00642bc2" officeooo:paragraph-rsid="006595c5"/>
    </style:style>
    <style:style style:name="P165" style:family="paragraph" style:parent-style-name="Text_20_body" style:list-style-name="L2">
      <style:text-properties fo:language="en" fo:country="US" officeooo:rsid="005ab9fe" officeooo:paragraph-rsid="00a1ec1e"/>
    </style:style>
    <style:style style:name="P166" style:family="paragraph" style:parent-style-name="Text_20_body" style:list-style-name="L2">
      <style:text-properties fo:language="en" fo:country="US" officeooo:rsid="00571743" officeooo:paragraph-rsid="00a1ec1e"/>
    </style:style>
    <style:style style:name="P167" style:family="paragraph" style:parent-style-name="Text_20_body" style:list-style-name="L2">
      <style:text-properties fo:language="en" fo:country="US" officeooo:rsid="00571743" officeooo:paragraph-rsid="00571743"/>
    </style:style>
    <style:style style:name="P168" style:family="paragraph" style:parent-style-name="Text_20_body" style:list-style-name="L3">
      <style:text-properties fo:language="en" fo:country="US" officeooo:rsid="0054d431" officeooo:paragraph-rsid="0054d431"/>
    </style:style>
    <style:style style:name="P169" style:family="paragraph" style:parent-style-name="Text_20_body" style:list-style-name="L4">
      <style:text-properties fo:language="en" fo:country="US" officeooo:rsid="0054d431" officeooo:paragraph-rsid="0054d431"/>
    </style:style>
    <style:style style:name="P170" style:family="paragraph" style:parent-style-name="Text_20_body" style:list-style-name="L4">
      <style:text-properties fo:language="en" fo:country="US" officeooo:rsid="0054d431" officeooo:paragraph-rsid="00b9bbee"/>
    </style:style>
    <style:style style:name="P171" style:family="paragraph" style:parent-style-name="Text_20_body" style:list-style-name="L3">
      <style:text-properties fo:language="en" fo:country="US" officeooo:rsid="006e74f3" officeooo:paragraph-rsid="006e74f3"/>
    </style:style>
    <style:style style:name="P172" style:family="paragraph" style:parent-style-name="Text_20_body" style:list-style-name="L2">
      <style:text-properties officeooo:rsid="0054d431" officeooo:paragraph-rsid="0054d431"/>
    </style:style>
    <style:style style:name="P173" style:family="paragraph" style:parent-style-name="Text_20_body" style:list-style-name="L4">
      <style:text-properties officeooo:rsid="0054d431" officeooo:paragraph-rsid="0054d431"/>
    </style:style>
    <style:style style:name="P174" style:family="paragraph" style:parent-style-name="Text_20_body" style:list-style-name="L2">
      <style:text-properties officeooo:rsid="00571743" officeooo:paragraph-rsid="0059a4a9"/>
    </style:style>
    <style:style style:name="P175" style:family="paragraph" style:parent-style-name="Text_20_body" style:list-style-name="L3">
      <style:text-properties officeooo:rsid="0057a9a7" officeooo:paragraph-rsid="0057a9a7"/>
    </style:style>
    <style:style style:name="P176" style:family="paragraph" style:parent-style-name="Text_20_body" style:list-style-name="L3">
      <style:text-properties officeooo:rsid="005bdc00" officeooo:paragraph-rsid="005bdc00"/>
    </style:style>
    <style:style style:name="P177" style:family="paragraph" style:parent-style-name="Text_20_body" style:list-style-name="L5">
      <style:text-properties officeooo:rsid="006c11cf" officeooo:paragraph-rsid="006de322"/>
    </style:style>
    <style:style style:name="P178" style:family="paragraph" style:parent-style-name="Text_20_body" style:list-style-name="L5">
      <style:text-properties officeooo:rsid="006dafa5" officeooo:paragraph-rsid="006dafa5"/>
    </style:style>
    <style:style style:name="P179" style:family="paragraph" style:parent-style-name="Text_20_body" style:list-style-name="L6">
      <style:text-properties officeooo:rsid="00b8becf" officeooo:paragraph-rsid="00b8becf"/>
    </style:style>
    <style:style style:name="P180" style:family="paragraph" style:parent-style-name="Text_20_body">
      <style:text-properties officeooo:rsid="00f9dc54" officeooo:paragraph-rsid="00fe716f"/>
    </style:style>
    <style:style style:name="P181" style:family="paragraph" style:parent-style-name="Text_20_body">
      <style:text-properties officeooo:rsid="00f9dc54" officeooo:paragraph-rsid="0106a653"/>
    </style:style>
    <style:style style:name="P182" style:family="paragraph" style:parent-style-name="Text_20_body" style:list-style-name="L7">
      <style:text-properties officeooo:rsid="00b94a13" officeooo:paragraph-rsid="00b9964b"/>
    </style:style>
    <style:style style:name="P183" style:family="paragraph" style:parent-style-name="Text_20_body" style:list-style-name="L7">
      <style:text-properties officeooo:rsid="00b94a13" officeooo:paragraph-rsid="00b9a012"/>
    </style:style>
    <style:style style:name="P184" style:family="paragraph" style:parent-style-name="Text_20_body" style:list-style-name="L8">
      <style:text-properties officeooo:rsid="00bd79c5" officeooo:paragraph-rsid="00bd79c5"/>
    </style:style>
    <style:style style:name="P185" style:family="paragraph" style:parent-style-name="Text_20_body" style:list-style-name="L8">
      <style:text-properties officeooo:rsid="00bf7617" officeooo:paragraph-rsid="00bf7617"/>
    </style:style>
    <style:style style:name="P186" style:family="paragraph" style:parent-style-name="Text_20_body" style:list-style-name="L7">
      <style:text-properties officeooo:rsid="01158f4b" officeooo:paragraph-rsid="01158f4b"/>
    </style:style>
    <style:style style:name="P187"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8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8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fo:language="en" fo:country="US" officeooo:rsid="00bc9a5a"/>
    </style:style>
    <style:style style:name="T41" style:family="text">
      <style:text-properties fo:language="en" fo:country="US" officeooo:rsid="00caf202"/>
    </style:style>
    <style:style style:name="T42" style:family="text">
      <style:text-properties fo:language="en" fo:country="US" officeooo:rsid="00cb65f0"/>
    </style:style>
    <style:style style:name="T43" style:family="text">
      <style:text-properties officeooo:rsid="0051418a"/>
    </style:style>
    <style:style style:name="T44" style:family="text">
      <style:text-properties officeooo:rsid="0054d431"/>
    </style:style>
    <style:style style:name="T45" style:family="text">
      <style:text-properties officeooo:rsid="0060afd6"/>
    </style:style>
    <style:style style:name="T46" style:family="text">
      <style:text-properties officeooo:rsid="00642bc2"/>
    </style:style>
    <style:style style:name="T47" style:family="text">
      <style:text-properties officeooo:rsid="006a41bf"/>
    </style:style>
    <style:style style:name="T48" style:family="text">
      <style:text-properties officeooo:rsid="006dafa5"/>
    </style:style>
    <style:style style:name="T49" style:family="text">
      <style:text-properties officeooo:rsid="006f9459"/>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802de2"/>
    </style:style>
    <style:style style:name="T53" style:family="text">
      <style:text-properties style:text-position="sub 58%" fo:language="en" fo:country="US" officeooo:rsid="00caf202"/>
    </style:style>
    <style:style style:name="T54" style:family="text">
      <style:text-properties style:text-position="sub 58%" officeooo:rsid="003e15c1"/>
    </style:style>
    <style:style style:name="T55" style:family="text">
      <style:text-properties style:text-position="sub 58%" officeooo:rsid="00477629"/>
    </style:style>
    <style:style style:name="T56" style:family="text">
      <style:text-properties style:text-position="sub 58%" officeooo:rsid="003f9c6e"/>
    </style:style>
    <style:style style:name="T57" style:family="text">
      <style:text-properties style:text-position="sub 58%" officeooo:rsid="0035a97a"/>
    </style:style>
    <style:style style:name="T58" style:family="text">
      <style:text-properties style:text-position="sub 58%" officeooo:rsid="003d31a8"/>
    </style:style>
    <style:style style:name="T59" style:family="text">
      <style:text-properties style:text-position="sub 58%" style:font-name="Courier New" officeooo:rsid="00cb65f0"/>
    </style:style>
    <style:style style:name="T60" style:family="text">
      <style:text-properties style:text-position="sub 58%" style:font-name="Courier New" fo:font-style="normal" officeooo:rsid="00e99d17" style:font-style-asian="normal" style:font-style-complex="normal"/>
    </style:style>
    <style:style style:name="T61"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62" style:family="text">
      <style:text-properties officeooo:rsid="00739b62"/>
    </style:style>
    <style:style style:name="T63" style:family="text">
      <style:text-properties officeooo:rsid="0076e0ba"/>
    </style:style>
    <style:style style:name="T64" style:family="text">
      <style:text-properties officeooo:rsid="007724f3"/>
    </style:style>
    <style:style style:name="T65" style:family="text">
      <style:text-properties officeooo:rsid="007a7ad0"/>
    </style:style>
    <style:style style:name="T66" style:family="text">
      <style:text-properties officeooo:rsid="007ddb3d"/>
    </style:style>
    <style:style style:name="T67" style:family="text">
      <style:text-properties officeooo:rsid="007e3ec1"/>
    </style:style>
    <style:style style:name="T68" style:family="text">
      <style:text-properties style:text-position="0% 100%"/>
    </style:style>
    <style:style style:name="T69" style:family="text">
      <style:text-properties style:text-position="0% 100%" officeooo:rsid="007e3ec1"/>
    </style:style>
    <style:style style:name="T70" style:family="text">
      <style:text-properties style:text-position="0% 100%" officeooo:rsid="0082290c"/>
    </style:style>
    <style:style style:name="T71" style:family="text">
      <style:text-properties style:text-position="0% 100%" officeooo:rsid="0092aa22"/>
    </style:style>
    <style:style style:name="T72" style:family="text">
      <style:text-properties style:text-position="0% 100%" officeooo:rsid="0098a528"/>
    </style:style>
    <style:style style:name="T73" style:family="text">
      <style:text-properties style:text-position="0% 100%" style:font-name="Courier New" officeooo:rsid="00cb65f0"/>
    </style:style>
    <style:style style:name="T74" style:family="text">
      <style:text-properties style:text-position="0% 100%" style:font-name="Courier New" fo:font-size="10pt" officeooo:rsid="00cb65f0" style:font-size-asian="10pt" style:font-size-complex="10pt"/>
    </style:style>
    <style:style style:name="T75" style:family="text">
      <style:text-properties style:text-position="0% 100%" style:font-name="Courier New1" officeooo:rsid="00cc8ee2" style:font-name-asian="Courier New1" style:font-name-complex="Courier New1"/>
    </style:style>
    <style:style style:name="T76"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77"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78"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79"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80"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81"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82"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83" style:family="text">
      <style:text-properties officeooo:rsid="007fa272"/>
    </style:style>
    <style:style style:name="T84" style:family="text">
      <style:text-properties officeooo:rsid="007fbf45"/>
    </style:style>
    <style:style style:name="T85" style:family="text">
      <style:text-properties officeooo:rsid="00888c56"/>
    </style:style>
    <style:style style:name="T86" style:family="text">
      <style:text-properties officeooo:rsid="008a8ed2"/>
    </style:style>
    <style:style style:name="T87" style:family="text">
      <style:text-properties officeooo:rsid="00944046"/>
    </style:style>
    <style:style style:name="T88" style:family="text">
      <style:text-properties officeooo:rsid="0098a528"/>
    </style:style>
    <style:style style:name="T89" style:family="text">
      <style:text-properties officeooo:rsid="009c22c8"/>
    </style:style>
    <style:style style:name="T90" style:family="text">
      <style:text-properties officeooo:rsid="009c987c"/>
    </style:style>
    <style:style style:name="T91" style:family="text">
      <style:text-properties fo:font-style="italic" style:font-style-asian="italic" style:font-style-complex="italic"/>
    </style:style>
    <style:style style:name="T92" style:family="text">
      <style:text-properties fo:font-style="italic" officeooo:rsid="00a033b7" style:font-style-asian="italic" style:font-style-complex="italic"/>
    </style:style>
    <style:style style:name="T93" style:family="text">
      <style:text-properties fo:font-style="italic" officeooo:rsid="00a5e97d" style:font-style-asian="italic" style:font-style-complex="italic"/>
    </style:style>
    <style:style style:name="T94" style:family="text">
      <style:text-properties fo:font-style="italic" officeooo:rsid="00cc8ee2" style:font-style-asian="italic" style:font-style-complex="italic"/>
    </style:style>
    <style:style style:name="T95" style:family="text">
      <style:text-properties fo:font-style="italic" officeooo:rsid="00d04a02" style:font-style-asian="italic" style:font-style-complex="italic"/>
    </style:style>
    <style:style style:name="T96" style:family="text">
      <style:text-properties fo:font-style="italic" officeooo:rsid="00dda6d6" style:font-style-asian="italic" style:font-style-complex="italic"/>
    </style:style>
    <style:style style:name="T97" style:family="text">
      <style:text-properties fo:font-style="italic" officeooo:rsid="00de4d34" style:font-style-asian="italic" style:font-style-complex="italic"/>
    </style:style>
    <style:style style:name="T98" style:family="text">
      <style:text-properties fo:font-style="italic" officeooo:rsid="00e96ece" style:font-style-asian="italic" style:font-style-complex="italic"/>
    </style:style>
    <style:style style:name="T99" style:family="text">
      <style:text-properties fo:font-style="italic" officeooo:rsid="00f2cc67" style:font-style-asian="italic" style:font-style-complex="italic"/>
    </style:style>
    <style:style style:name="T100" style:family="text">
      <style:text-properties fo:font-style="italic" officeooo:rsid="00f9dc54" style:font-style-asian="italic" style:font-style-complex="italic"/>
    </style:style>
    <style:style style:name="T101" style:family="text">
      <style:text-properties fo:font-style="italic" officeooo:rsid="01088726" style:font-style-asian="italic" style:font-style-complex="italic"/>
    </style:style>
    <style:style style:name="T102" style:family="text">
      <style:text-properties officeooo:rsid="009e4370"/>
    </style:style>
    <style:style style:name="T103" style:family="text">
      <style:text-properties officeooo:rsid="00a033b7"/>
    </style:style>
    <style:style style:name="T104" style:family="text">
      <style:text-properties officeooo:rsid="00a1ec1e"/>
    </style:style>
    <style:style style:name="T105" style:family="text">
      <style:text-properties officeooo:rsid="00a37559"/>
    </style:style>
    <style:style style:name="T106" style:family="text">
      <style:text-properties style:font-name="Liberation Serif" style:font-name-asian="Arial Unicode MS" style:font-name-complex="Arial Unicode MS"/>
    </style:style>
    <style:style style:name="T107" style:family="text">
      <style:text-properties style:font-name="Liberation Serif" officeooo:rsid="00b0031f" style:font-name-asian="Arial Unicode MS" style:font-name-complex="Arial Unicode MS"/>
    </style:style>
    <style:style style:name="T108" style:family="text">
      <style:text-properties style:font-name="Liberation Serif" officeooo:rsid="00b624dd" style:font-name-asian="Arial Unicode MS" style:font-name-complex="Arial Unicode MS"/>
    </style:style>
    <style:style style:name="T109" style:family="text">
      <style:text-properties style:font-name="Liberation Serif" officeooo:rsid="00c2803f" style:font-name-asian="Arial Unicode MS" style:font-name-complex="Arial Unicode MS"/>
    </style:style>
    <style:style style:name="T110" style:family="text">
      <style:text-properties style:font-name="Liberation Serif" officeooo:rsid="00a5e97d" style:font-name-asian="Arial Unicode MS" style:font-name-complex="Arial Unicode MS"/>
    </style:style>
    <style:style style:name="T111" style:family="text">
      <style:text-properties style:font-name="Liberation Serif" officeooo:rsid="00d04a02" style:font-name-asian="Arial Unicode MS" style:font-name-complex="Arial Unicode MS"/>
    </style:style>
    <style:style style:name="T112" style:family="text">
      <style:text-properties style:font-name="Liberation Serif" officeooo:rsid="00d545c2" style:font-name-asian="Arial Unicode MS" style:font-name-complex="Arial Unicode MS"/>
    </style:style>
    <style:style style:name="T113" style:family="text">
      <style:text-properties style:font-name="Liberation Serif" officeooo:rsid="00dbe1d2" style:font-name-asian="Arial Unicode MS" style:font-name-complex="Arial Unicode MS"/>
    </style:style>
    <style:style style:name="T114" style:family="text">
      <style:text-properties style:font-name="Liberation Serif" officeooo:rsid="00dcf16d" style:font-name-asian="Arial Unicode MS" style:font-name-complex="Arial Unicode MS"/>
    </style:style>
    <style:style style:name="T115" style:family="text">
      <style:text-properties style:font-name="Liberation Serif" fo:font-style="italic" style:font-name-asian="Arial Unicode MS" style:font-style-asian="italic" style:font-name-complex="Arial Unicode MS" style:font-style-complex="italic"/>
    </style:style>
    <style:style style:name="T116" style:family="text">
      <style:text-properties style:font-name="Liberation Serif" fo:font-style="italic" officeooo:rsid="00b0031f" style:font-name-asian="Arial Unicode MS" style:font-style-asian="italic" style:font-name-complex="Arial Unicode MS" style:font-style-complex="italic"/>
    </style:style>
    <style:style style:name="T117" style:family="text">
      <style:text-properties style:font-name="Liberation Serif" fo:font-style="italic" officeooo:rsid="00a5e97d" style:font-name-asian="Arial Unicode MS" style:font-style-asian="italic" style:font-name-complex="Arial Unicode MS" style:font-style-complex="italic"/>
    </style:style>
    <style:style style:name="T118" style:family="text">
      <style:text-properties style:font-name="Liberation Serif" fo:font-style="italic" officeooo:rsid="00dbe1d2" style:font-name-asian="Arial Unicode MS" style:font-style-asian="italic" style:font-name-complex="Arial Unicode MS" style:font-style-complex="italic"/>
    </style:style>
    <style:style style:name="T119" style:family="text">
      <style:text-properties style:font-name="Liberation Serif" fo:font-style="normal" style:font-name-asian="Arial Unicode MS" style:font-style-asian="normal" style:font-name-complex="Arial Unicode MS" style:font-style-complex="normal"/>
    </style:style>
    <style:style style:name="T120" style:family="text">
      <style:text-properties style:font-name="Liberation Serif" fo:font-style="normal" officeooo:rsid="00a5e97d" style:font-name-asian="Arial Unicode MS" style:font-style-asian="normal" style:font-name-complex="Arial Unicode MS" style:font-style-complex="normal"/>
    </style:style>
    <style:style style:name="T121" style:family="text">
      <style:text-properties officeooo:rsid="00a5e97d"/>
    </style:style>
    <style:style style:name="T122" style:family="text">
      <style:text-properties style:font-name="Courier New" officeooo:rsid="00a033b7"/>
    </style:style>
    <style:style style:name="T123" style:family="text">
      <style:text-properties style:font-name="Courier New" officeooo:rsid="00a033b7" style:font-name-asian="Liberation Serif2" style:font-name-complex="Liberation Serif2"/>
    </style:style>
    <style:style style:name="T124" style:family="text">
      <style:text-properties style:font-name="Courier New" officeooo:rsid="00a033b7" style:font-name-asian="Arial Unicode MS" style:font-name-complex="Arial Unicode MS"/>
    </style:style>
    <style:style style:name="T125" style:family="text">
      <style:text-properties style:font-name="Courier New" officeooo:rsid="00a4d53b" style:font-name-asian="Arial Unicode MS" style:font-name-complex="Arial Unicode MS"/>
    </style:style>
    <style:style style:name="T126" style:family="text">
      <style:text-properties style:font-name="Courier New" officeooo:rsid="00b9bbee"/>
    </style:style>
    <style:style style:name="T127" style:family="text">
      <style:text-properties style:font-name="Courier New" officeooo:rsid="00cb65f0"/>
    </style:style>
    <style:style style:name="T128" style:family="text">
      <style:text-properties style:font-name="Courier New" fo:font-style="normal" officeooo:rsid="00a033b7" style:font-style-asian="normal" style:font-style-complex="normal"/>
    </style:style>
    <style:style style:name="T129" style:family="text">
      <style:text-properties style:font-name="Courier New" fo:font-style="normal" officeooo:rsid="00e99d17" style:font-style-asian="normal" style:font-style-complex="normal"/>
    </style:style>
    <style:style style:name="T130" style:family="text">
      <style:text-properties style:font-name="Courier New" fo:font-style="normal" officeooo:rsid="00ed14a6" style:font-style-asian="normal" style:font-style-complex="normal"/>
    </style:style>
    <style:style style:name="T131" style:family="text">
      <style:text-properties style:font-name="Courier New" fo:font-style="normal" officeooo:rsid="00a033b7" style:font-name-asian="Liberation Serif2" style:font-style-asian="normal" style:font-name-complex="Liberation Serif2" style:font-style-complex="normal"/>
    </style:style>
    <style:style style:name="T132" style:family="text">
      <style:text-properties style:font-name="Courier New" fo:font-style="normal" officeooo:rsid="00e99d17" style:font-name-asian="Liberation Serif2" style:font-style-asian="normal" style:font-name-complex="Liberation Serif2" style:font-style-complex="normal"/>
    </style:style>
    <style:style style:name="T133" style:family="text">
      <style:text-properties style:font-name="Courier New" fo:font-style="normal" officeooo:rsid="00a033b7" style:font-name-asian="Arial Unicode MS" style:font-style-asian="normal" style:font-name-complex="Arial Unicode MS" style:font-style-complex="normal"/>
    </style:style>
    <style:style style:name="T134" style:family="text">
      <style:text-properties style:font-name="Courier New" fo:font-style="normal" officeooo:rsid="00a4d53b" style:font-name-asian="Arial Unicode MS" style:font-style-asian="normal" style:font-name-complex="Arial Unicode MS" style:font-style-complex="normal"/>
    </style:style>
    <style:style style:name="T135" style:family="text">
      <style:text-properties style:font-name="Courier New" fo:font-size="10pt" officeooo:rsid="00cb65f0" style:font-size-asian="10pt" style:font-size-complex="10pt"/>
    </style:style>
    <style:style style:name="T136" style:family="text">
      <style:text-properties officeooo:rsid="00ab18ca"/>
    </style:style>
    <style:style style:name="T137" style:family="text">
      <style:text-properties officeooo:rsid="00ade6c8"/>
    </style:style>
    <style:style style:name="T138" style:family="text">
      <style:text-properties officeooo:rsid="00b1c9b0"/>
    </style:style>
    <style:style style:name="T139" style:family="text">
      <style:text-properties officeooo:rsid="00b3d2a0"/>
    </style:style>
    <style:style style:name="T140" style:family="text">
      <style:text-properties officeooo:rsid="00b46b23"/>
    </style:style>
    <style:style style:name="T141" style:family="text">
      <style:text-properties officeooo:rsid="00b5ffb3"/>
    </style:style>
    <style:style style:name="T142" style:family="text">
      <style:text-properties fo:color="#ff0000" officeooo:rsid="00cb65f0"/>
    </style:style>
    <style:style style:name="T143" style:family="text">
      <style:text-properties fo:color="#ff0000" officeooo:rsid="00cc8ee2"/>
    </style:style>
    <style:style style:name="T144" style:family="text">
      <style:text-properties fo:color="#ff0000" officeooo:rsid="00ce8627"/>
    </style:style>
    <style:style style:name="T145" style:family="text">
      <style:text-properties officeooo:rsid="00b624dd"/>
    </style:style>
    <style:style style:name="T146" style:family="text">
      <style:text-properties fo:font-style="normal" officeooo:rsid="00a033b7" style:font-style-asian="normal" style:font-style-complex="normal"/>
    </style:style>
    <style:style style:name="T147" style:family="text">
      <style:text-properties fo:font-style="normal" officeooo:rsid="00e96ece" style:font-style-asian="normal" style:font-style-complex="normal"/>
    </style:style>
    <style:style style:name="T148" style:family="text">
      <style:text-properties officeooo:rsid="00b62f2b"/>
    </style:style>
    <style:style style:name="T149" style:family="text">
      <style:text-properties officeooo:rsid="00b9964b"/>
    </style:style>
    <style:style style:name="T150" style:family="text">
      <style:text-properties officeooo:rsid="00b9bbee"/>
    </style:style>
    <style:style style:name="T151" style:family="text">
      <style:text-properties officeooo:rsid="00bc9a5a"/>
    </style:style>
    <style:style style:name="T152" style:family="text">
      <style:text-properties officeooo:rsid="00bf7617"/>
    </style:style>
    <style:style style:name="T153" style:family="text">
      <style:text-properties officeooo:rsid="00c032ad"/>
    </style:style>
    <style:style style:name="T154" style:family="text">
      <style:text-properties officeooo:rsid="00c2803f"/>
    </style:style>
    <style:style style:name="T155" style:family="text">
      <style:text-properties officeooo:rsid="00c8af59"/>
    </style:style>
    <style:style style:name="T156" style:family="text">
      <style:text-properties officeooo:rsid="00cb65f0"/>
    </style:style>
    <style:style style:name="T157" style:family="text">
      <style:text-properties officeooo:rsid="00cc8ee2"/>
    </style:style>
    <style:style style:name="T158" style:family="text">
      <style:text-properties style:text-position="super 58%" officeooo:rsid="00ccf04e"/>
    </style:style>
    <style:style style:name="T159" style:family="text">
      <style:text-properties officeooo:rsid="00d04a02"/>
    </style:style>
    <style:style style:name="T160" style:family="text">
      <style:text-properties officeooo:rsid="00d661f4"/>
    </style:style>
    <style:style style:name="T161" style:family="text">
      <style:text-properties officeooo:rsid="00dcf16d"/>
    </style:style>
    <style:style style:name="T162" style:family="text">
      <style:text-properties officeooo:rsid="00dda6d6"/>
    </style:style>
    <style:style style:name="T163" style:family="text">
      <style:text-properties officeooo:rsid="00e03af4"/>
    </style:style>
    <style:style style:name="T164" style:family="text">
      <style:text-properties officeooo:rsid="00e56f94"/>
    </style:style>
    <style:style style:name="T165" style:family="text">
      <style:text-properties officeooo:rsid="00e96ece"/>
    </style:style>
    <style:style style:name="T166" style:family="text">
      <style:text-properties officeooo:rsid="00f0682c"/>
    </style:style>
    <style:style style:name="T167" style:family="text">
      <style:text-properties officeooo:rsid="00f2cc67"/>
    </style:style>
    <style:style style:name="T168" style:family="text">
      <style:text-properties officeooo:rsid="00f67926"/>
    </style:style>
    <style:style style:name="T169" style:family="text">
      <style:text-properties officeooo:rsid="00f97cec"/>
    </style:style>
    <style:style style:name="T170" style:family="text">
      <style:text-properties officeooo:rsid="00f9dc54"/>
    </style:style>
    <style:style style:name="T171" style:family="text">
      <style:text-properties officeooo:rsid="0106018e"/>
    </style:style>
    <style:style style:name="T172" style:family="text">
      <style:text-properties officeooo:rsid="01088726"/>
    </style:style>
    <style:style style:name="T173" style:family="text">
      <style:text-properties fo:font-weight="bold" officeooo:rsid="00f9dc54" style:font-weight-asian="bold" style:font-weight-complex="bold"/>
    </style:style>
    <style:style style:name="T174" style:family="text">
      <style:text-properties officeooo:rsid="0111fa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p</text:span>yftpsync</text:p>
      <text:p text:style-name="P114">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1023_787258444" text:style-name="Index_20_Link" text:visited-style-name="Index_20_Link">Overview<text:tab/>1</text:a></text:p>
          <text:p text:style-name="P138"><text:a xlink:type="simple" xlink:href="#__RefHeading___Toc1025_787258444" text:style-name="Index_20_Link" text:visited-style-name="Index_20_Link">Requirements<text:tab/>2</text:a></text:p>
          <text:p text:style-name="P140"><text:a xlink:type="simple" xlink:href="#__RefHeading___Toc1027_787258444" text:style-name="Index_20_Link" text:visited-style-name="Index_20_Link">Extensibility<text:tab/>2</text:a></text:p>
          <text:p text:style-name="P140"><text:a xlink:type="simple" xlink:href="#__RefHeading___Toc1029_787258444" text:style-name="Index_20_Link" text:visited-style-name="Index_20_Link">Performance<text:tab/>2</text:a></text:p>
          <text:p text:style-name="P140"><text:a xlink:type="simple" xlink:href="#__RefHeading___Toc1031_787258444" text:style-name="Index_20_Link" text:visited-style-name="Index_20_Link">Robustness<text:tab/>2</text:a></text:p>
          <text:p text:style-name="P140"><text:a xlink:type="simple" xlink:href="#__RefHeading___Toc1473_209583328" text:style-name="Index_20_Link" text:visited-style-name="Index_20_Link">Compatibility<text:tab/>3</text:a></text:p>
          <text:p text:style-name="P140"><text:a xlink:type="simple" xlink:href="#__RefHeading___Toc1273_787258444" text:style-name="Index_20_Link" text:visited-style-name="Index_20_Link">Usability and Consistency<text:tab/>3</text:a></text:p>
          <text:p text:style-name="P138"><text:a xlink:type="simple" xlink:href="#__RefHeading___Toc1033_787258444" text:style-name="Index_20_Link" text:visited-style-name="Index_20_Link">Algorithm<text:tab/>4</text:a></text:p>
          <text:p text:style-name="P140"><text:a xlink:type="simple" xlink:href="#__RefHeading___Toc1475_209583328" text:style-name="Index_20_Link" text:visited-style-name="Index_20_Link">File Entry Properties and Metadata<text:tab/>4</text:a></text:p>
          <text:p text:style-name="P139"><text:a xlink:type="simple" xlink:href="#__RefHeading___Toc1872_520408170" text:style-name="Index_20_Link" text:visited-style-name="Index_20_Link">mtime on FTP Servers<text:tab/>5</text:a></text:p>
          <text:p text:style-name="P139"><text:a xlink:type="simple" xlink:href="#__RefHeading___Toc1766_520408170" text:style-name="Index_20_Link" text:visited-style-name="Index_20_Link">Glossary<text:tab/>6</text:a></text:p>
          <text:p text:style-name="P140"><text:a xlink:type="simple" xlink:href="#__RefHeading___Toc1477_209583328" text:style-name="Index_20_Link" text:visited-style-name="Index_20_Link">Classification of Entries and Pairs<text:tab/>6</text:a></text:p>
          <text:p text:style-name="P140"><text:a xlink:type="simple" xlink:href="#__RefHeading___Toc1479_209583328" text:style-name="Index_20_Link" text:visited-style-name="Index_20_Link">Determining the Synchronization Action<text:tab/>7</text:a></text:p>
          <text:p text:style-name="P139"><text:a xlink:type="simple" xlink:href="#__RefHeading___Toc1878_245841295" text:style-name="Index_20_Link" text:visited-style-name="Index_20_Link">Bi-Directional Synchronization<text:tab/>7</text:a></text:p>
          <text:p text:style-name="P137"><text:a xlink:type="simple" xlink:href="#__RefHeading___Toc2721_408069982" text:style-name="Index_20_Link" text:visited-style-name="Index_20_Link">Standard Case: Metadata is Available<text:tab/>7</text:a></text:p>
          <text:p text:style-name="P137"><text:a xlink:type="simple" xlink:href="#__RefHeading___Toc2969_408069982" text:style-name="Index_20_Link" text:visited-style-name="Index_20_Link">Special Case: No Metadata Available<text:tab/>8</text:a></text:p>
          <text:p text:style-name="P137"><text:a xlink:type="simple" xlink:href="#__RefHeading___Toc2723_408069982" text:style-name="Index_20_Link" text:visited-style-name="Index_20_Link">Special Case: Directories<text:tab/>8</text:a></text:p>
          <text:p text:style-name="P139"><text:a xlink:type="simple" xlink:href="#__RefHeading___Toc1481_209583328" text:style-name="Index_20_Link" text:visited-style-name="Index_20_Link">Upload Synchronization<text:tab/>9</text:a></text:p>
          <text:p text:style-name="P139"><text:a xlink:type="simple" xlink:href="#__RefHeading___Toc1308_787258444" text:style-name="Index_20_Link" text:visited-style-name="Index_20_Link">Download Synchronization<text:tab/>9</text:a></text:p>
          <text:p text:style-name="P138"><text:a xlink:type="simple" xlink:href="#__RefHeading___Toc1312_787258444" text:style-name="Index_20_Link" text:visited-style-name="Index_20_Link">Command Line Interface<text:tab/>9</text:a></text:p>
          <text:p text:style-name="P138"><text:a xlink:type="simple" xlink:href="#__RefHeading___Toc1041_787258444" text:style-name="Index_20_Link" text:visited-style-name="Index_20_Link">Appendix 1: Sample Flow for 'update' command<text:tab/>10</text:a></text:p>
        </text:index-body>
      </text:table-of-content>
      <text:p text:style-name="P2"/>
      <text:h text:style-name="P143"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 2012-201<text:span text:style-name="T166">7</text:span> Martin Wendt, free for use according to the <text:a xlink:type="simple" xlink:href="http://www.opensource.org/licenses/mit-license.php" text:style-name="Internet_20_link" text:visited-style-name="Visited_20_Internet_20_Link">MIT license</text:a>.</text:p>
      <text:list xml:id="list5730814232594940107" text:style-name="L1">
        <text:list-item>
          <text:p text:style-name="P161">This is a command line tool…</text:p>
        </text:list-item>
        <text:list-item>
          <text:p text:style-name="P161">… and a library for use in your Python projects</text:p>
        </text:list-item>
        <text:list-item>
          <text:p text:style-name="P161">Upload, download, and bi-directional sync<text:span text:style-name="T155">hronization</text:span> mode</text:p>
        </text:list-item>
        <text:list-item>
          <text:p text:style-name="P161">Allows FTP-to-FTP and Filesystem-to-Filesystem synchronization as well</text:p>
        </text:list-item>
        <text:list-item>
          <text:p text:style-name="P161">Architecture is open to add other target types.</text:p>
        </text:list-item>
      </text:list>
      <text:p text:style-name="P4"><text:span text:style-name="T45">The project is maintained on GitHub:</text:span> <text:a xlink:type="simple" xlink:href="https://github.com/mar10/pyftpsync" text:style-name="Internet_20_link" text:visited-style-name="Visited_20_Internet_20_Link">https://github.com/mar10/pyftpsync</text:a>.<text:line-break/><text:span text:style-name="T45">Feedback and contributions are welcome.</text:span></text:p>
      <text:h text:style-name="P145" text:outline-level="1"><text:bookmark-start text:name="__RefHeading___Toc1025_787258444"/>Requirements<text:bookmark-end text:name="__RefHeading___Toc1025_787258444"/></text:h>
      <text:p text:style-name="P11"><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9">pyftpsync is designed as <text:span text:style-name="T44">a</text:span> Python library in the first place. The command line interface is an application use case that builds on this.<text:line-break/><text:span text:style-name="T43">This approach also allows for easy automated testing.</text:span></text:p>
      <text:p text:style-name="P9">The architecture should <text:span text:style-name="T63">be easy to </text:span>exten<text:span text:style-name="T63">d</text:span>, for example add new target types <text:span text:style-name="T43">(think </text:span>TFTP or <text:span text:style-name="T43">Google Drive API).</text:span></text:p>
      <text:h text:style-name="Heading_20_2" text:outline-level="2"><text:bookmark-start text:name="__RefHeading___Toc1029_787258444"/>Performance<text:bookmark-end text:name="__RefHeading___Toc1029_787258444"/></text:h>
      <text:p text:style-name="P8"><text:span text:style-name="T14">The </text:span><text:span text:style-name="T25">synchronization process</text:span><text:span text:style-name="T14"> should be r</text:span><text:span text:style-name="T12">eason</text:span><text:span text:style-name="T13">a</text:span><text:span text:style-name="T12">bly fast.</text:span></text:p>
      <text:p text:style-name="P8"><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9170395133103752654" text:style-name="L2">
        <text:list-item>
          <text:p text:style-name="P172"><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162">Files may be modified without changing the file size.<text:line-break/>→<text:span text:style-name="T46"> we will not rely on this value to check for equality (but use it to pre-check for inequality).</text:span></text:p>
        </text:list-item>
        <text:list-item>
          <text:p text:style-name="P164">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74"><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163">System clock of server and client may be out of sync by a few seconds or minutes. <text:line-break/>Server and client may also use different time zones.<text:line-break/>→<text:span text:style-name="T105"> always use GMT time, probe the server for a time delta, and use an epsilon when comparing times.</text:span></text:p>
        </text:list-item>
        <text:list-item>
          <text:p text:style-name="P165"><text:soft-page-break/>One local folder may be synchronized with different remote targets. Likewise, one remote target may be used by different clients.<text:line-break/><text:span text:style-name="T47">→ metadata must be stored per peer id</text:span></text:p>
        </text:list-item>
        <text:list-item>
          <text:p text:style-name="P166">Different pyftpsync jobs may run at the same time.<text:line-break/>For example two clients sync<text:span text:style-name="T104">hronize</text:span> with the same remote target (or one remote target is a sub folder of the other). <text:span text:style-name="T47">This may lead to corrupt data.</text:span><text:line-break/>→<text:span text:style-name="T47"> some sort of locking would help</text:span></text:p>
        </text:list-item>
        <text:list-item>
          <text:p text:style-name="P167">A pyftpsync job may be interrupted by Ctrl-C, FTP server problems, missing permissions, programming errors, network errors, etc.<text:line-break/>→<text:span text:style-name="T105">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6">We want to support as many platforms and impose as few <text:span text:style-name="T150">pre-conditions or restrictions</text:span> as possible.</text:p>
      <text:p text:style-name="P7">There should be no need to have a watchdog service running on the server or client.</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10"><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8851006137760645638" text:style-name="L3">
        <text:list-item>
          <text:p text:style-name="P168">Use terms “Local” / “Remote” consistently</text:p>
        </text:list-item>
        <text:list-item>
          <text:p text:style-name="P175"><text:span text:style-name="T12">Support dry-run </text:span><text:span text:style-name="T22">mode</text:span></text:p>
        </text:list-item>
        <text:list-item>
          <text:p text:style-name="P176"><text:span text:style-name="T22">'</text:span><text:span text:style-name="T12">upload' mode never modifies local target. Likewise 'download' mode never modifies remote target.</text:span></text:p>
        </text:list-item>
        <text:list-item>
          <text:p text:style-name="P171">Use defensive defaults</text:p>
        </text:list-item>
        <text:list-item>
          <text:p text:style-name="P171">Display understandable information on conflicts</text:p>
        </text:list-item>
      </text:list>
      <text:h text:style-name="P146" text:outline-level="1"><text:bookmark-start text:name="__RefHeading___Toc1033_787258444"/>Algorithm<text:bookmark-end text:name="__RefHeading___Toc1033_787258444"/></text:h>
      <text:list xml:id="list624761861853517750" text:style-name="L4">
        <text:list-item>
          <text:p text:style-name="P169"><text:span text:style-name="T150">Instantiate</text:span> two target <text:span text:style-name="T150">objects</text:span> (local and remote), <text:span text:style-name="T150">derived from the _</text:span><text:span text:style-name="T126">Target</text:span><text:span text:style-name="T150"> class.</text:span></text:p>
        </text:list-item>
        <text:list-item>
          <text:p text:style-name="P170">Define a synchronizer (upload, download, or bi-directional), <text:span text:style-name="T150">derived from the _</text:span><text:span text:style-name="T126">BaseSynchronizer</text:span><text:span text:style-name="T150"> class.</text:span></text:p>
        </text:list-item>
        <text:list-item>
          <text:p text:style-name="P173"><text:span text:style-name="T12">Call sync</text:span><text:span text:style-name="T18">h</text:span><text:span text:style-name="T12">ronizer.run()</text:span></text:p>
          <text:list>
            <text:list-item>
              <text:p text:style-name="P187"><text:span text:style-name="T12">Walk both target trees and find matching/new/missing entr</text:span><text:span text:style-name="T40">y pairs</text:span><text:span text:style-name="T12"><text:line-break/></text:span><text:span text:style-name="T20">Also </text:span><text:span text:style-name="T40">optionally </text:span><text:span text:style-name="T20">apply inclusion/exclusion filter </text:span><text:span text:style-name="T40">patterns</text:span></text:p>
            </text:list-item>
            <text:list-item>
              <text:p text:style-name="P188">Classify entries (Existing? Modified since last sync?)</text:p>
            </text:list-item>
            <text:list-item>
              <text:p text:style-name="P189"><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142">Dump statistics</text:p>
        </text:list-item>
      </text:list>
      <text:h text:style-name="Heading_20_2" text:outline-level="2"><text:bookmark-start text:name="__RefHeading___Toc1475_209583328"/>File Entr<text:span text:style-name="T85">y Properties</text:span> <text:span text:style-name="T62">and Metadata</text:span><text:bookmark-end text:name="__RefHeading___Toc1475_209583328"/></text:h>
      <text:p text:style-name="P12">For every entry we need to know</text:p>
      <text:list xml:id="list1536838192628856984" text:style-name="L5">
        <text:list-item>
          <text:p text:style-name="P177"><text:span text:style-name="T151">Current </text:span>file size <text:span text:style-name="T49">and file modification time as reported by the file system</text:span></text:p>
        </text:list-item>
        <text:list-item>
          <text:p text:style-name="P178">timestamp of last <text:span text:style-name="T84">successful, not-dry-run </text:span>synchronization <text:span text:style-name="T49">(if any)</text:span></text:p>
        </text:list-item>
        <text:list-item>
          <text:p text:style-name="P177">file size and <text:span text:style-name="T48">file modification time</text:span> at the time of last synchronization<text:line-break/><text:span text:style-name="T49">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20">Metadata for file status at <text:span text:style-name="T153">the </text:span>last synchronization time is always stored <text:span text:style-name="T90">in a text file named `.pyftpsync-meta.json` inside</text:span> the <text:span text:style-name="T91">local</text:span> folder, <text:span text:style-name="T90">because</text:span> it is more likely that we have write access here.</text:p>
      <text:p text:style-name="P20">The metadata <text:span text:style-name="T64">is used to detect conflicts, i.e. we want to tell if files have bee modified since the last synchronization. Because a target may be synchronized with different peers, we must maintain the data sets per peer.</text:span></text:p>
      <text:p text:style-name="P21">Metadata is stored in JSON text format, normally in a compact version. For debugging a verbose version can be activated, which is indented and includes string formatted <text:span text:style-name="T153">date </text:span>fields.</text:p>
      <text:p text:style-name="P15">Example of a <text:span text:style-name="T87">local</text:span> .<text:span text:style-name="T90">pyftpsync-meta.json</text:span> <text:span text:style-name="T87">after a synchronization</text:span><text:line-break/><text:span text:style-name="T90">(showing the verbose format):</text:span></text:p>
      <text:p text:style-name="P126">{</text:p>
      <text:p text:style-name="P126"><text:s text:c="4"/>"_disclaimer": "Generated by https://github.com/mar10/pyftpsync", </text:p>
      <text:p text:style-name="P126"><text:soft-page-break/><text:s text:c="4"/>"_file_version": 2, </text:p>
      <text:p text:style-name="P126"><text:s text:c="4"/>"_time": 1470750669.0, </text:p>
      <text:p text:style-name="P126"><text:s text:c="4"/>"_time_str": "Tue Aug <text:s/>9 16:51:09 2016", </text:p>
      <text:p text:style-name="P126"><text:s text:c="4"/>"_version": "1.1.0", </text:p>
      <text:p text:style-name="P126"><text:s text:c="4"/>"mtimes": {}, </text:p>
      <text:p text:style-name="P126"><text:s text:c="4"/>"peer_sync": {</text:p>
      <text:p text:style-name="P126"><text:s text:c="8"/>"www.example.com/test_pyftpsync": {</text:p>
      <text:p text:style-name="P126"><text:s text:c="12"/>":last_sync": 1470754266.689334, </text:p>
      <text:p text:style-name="P126"><text:s text:c="12"/>":last_sync_str": "Tue Aug <text:s/>9 16:51:06 2016", </text:p>
      <text:p text:style-name="P126"><text:s text:c="12"/>"a.txt": {</text:p>
      <text:p text:style-name="P126"><text:s text:c="16"/>"m": 1418577067.0, </text:p>
      <text:p text:style-name="P126"><text:s text:c="16"/>"mtime_str": "Sun Dec 14 18:11:07 2014", </text:p>
      <text:p text:style-name="P126"><text:s text:c="16"/>"s": 56, </text:p>
      <text:p text:style-name="P126"><text:s text:c="16"/>"u": 1470730157.237741, </text:p>
      <text:p text:style-name="P126"><text:s text:c="16"/>"uploaded_str": "Tue Aug <text:s/>9 10:09:17 2016"</text:p>
      <text:p text:style-name="P126"><text:s text:c="12"/>}, </text:p>
      <text:p text:style-name="P126"><text:s text:c="12"/>"b.txt": {</text:p>
      <text:p text:style-name="P126"><text:s text:c="16"/>"m": 1418577087.0, </text:p>
      <text:p text:style-name="P126"><text:s text:c="16"/>"mtime_str": "Sun Dec 14 18:11:27 2014", </text:p>
      <text:p text:style-name="P126"><text:s text:c="16"/>"s": 69, </text:p>
      <text:p text:style-name="P126"><text:s text:c="16"/>"u": 1470730157.452979, </text:p>
      <text:p text:style-name="P126"><text:s text:c="16"/>"uploaded_str": "Tue Aug <text:s/>9 10:09:17 2016"</text:p>
      <text:p text:style-name="P126"><text:s text:c="12"/>}</text:p>
      <text:p text:style-name="P126"><text:s text:c="8"/>}</text:p>
      <text:p text:style-name="P126"><text:s text:c="4"/>}</text:p>
      <text:p text:style-name="P126">}</text:p>
      <text:h text:style-name="P150" text:outline-level="3"><text:bookmark-start text:name="__RefHeading___Toc1872_520408170"/>mtime on FTP <text:span text:style-name="T86">S</text:span>ervers<text:bookmark-end text:name="__RefHeading___Toc1872_520408170"/></text:h>
      <text:p text:style-name="P22">On FTP targets there is an additional <text:span text:style-name="T85">global section in the metadata </text:span>that holds the <text:span text:style-name="T85">original </text:span>modif<text:span text:style-name="T66">ication</text:span> time<text:span text:style-name="T66">s of the uploaded files.<text:line-break/>This is required, because FTP servers will always set file time to the upload time.</text:span></text:p>
      <text:p text:style-name="P23">This information is stored by the client on the <text:span text:style-name="T91">remote</text:span> server, whenever a file is uploaded.</text:p>
      <text:p text:style-name="P16"><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17">Example of a .pyftpsync-meta.json on a remote FTP server after a synchronization<text:line-break/>(showing the verbose format):</text:p>
      <text:p text:style-name="P127">{</text:p>
      <text:p text:style-name="P127"><text:s text:c="4"/>"_disclaimer": "Generated by https://github.com/mar10/pyftpsync", </text:p>
      <text:p text:style-name="P127"><text:s text:c="4"/>"_file_version": 2, </text:p>
      <text:p text:style-name="P127"><text:s text:c="4"/>"_time": 1470750669.0, </text:p>
      <text:p text:style-name="P127"><text:s text:c="4"/>"_time_str": "Tue Aug <text:s/>9 16:51:09 2016", </text:p>
      <text:p text:style-name="P127"><text:s text:c="4"/>"_version": "1.1.0", </text:p>
      <text:p text:style-name="P127"><text:s text:c="4"/>"mtimes": {</text:p>
      <text:p text:style-name="P127"><text:s text:c="8"/>"a.txt": {</text:p>
      <text:p text:style-name="P127"><text:s text:c="12"/>"m": 1418577067.0, </text:p>
      <text:p text:style-name="P127"><text:s text:c="12"/>"mtime_str": "Sun Dec 14 18:11:07 2014", </text:p>
      <text:p text:style-name="P127"><text:s text:c="12"/>"s": 56, </text:p>
      <text:p text:style-name="P127"><text:s text:c="12"/>"u": 1470730157.237687, </text:p>
      <text:p text:style-name="P127"><text:s text:c="12"/>"uploaded_str": "Tue Aug <text:s/>9 10:09:17 2016"</text:p>
      <text:p text:style-name="P127"><text:s text:c="8"/>}, </text:p>
      <text:p text:style-name="P127"><text:s text:c="8"/>"b.txt": {</text:p>
      <text:p text:style-name="P127"><text:s text:c="12"/>"m": 1418577087.0, </text:p>
      <text:p text:style-name="P127"><text:s text:c="12"/>"mtime_str": "Sun Dec 14 18:11:27 2014", </text:p>
      <text:p text:style-name="P127"><text:s text:c="12"/>"s": 69, </text:p>
      <text:p text:style-name="P127"><text:soft-page-break/><text:s text:c="12"/>"u": 1470730157.452889, </text:p>
      <text:p text:style-name="P127"><text:s text:c="12"/>"uploaded_str": "Tue Aug <text:s/>9 10:09:17 2016"</text:p>
      <text:p text:style-name="P127"><text:s text:c="8"/>} </text:p>
      <text:p text:style-name="P127"><text:s text:c="4"/>}, </text:p>
      <text:p text:style-name="P127"><text:s text:c="4"/>"peer_sync": {}</text:p>
      <text:p text:style-name="P127">}</text:p>
      <text:h text:style-name="Heading_20_3" text:outline-level="3"><text:bookmark-start text:name="__RefHeading___Toc1766_520408170"/>Glossary<text:bookmark-end text:name="__RefHeading___Toc1766_520408170"/></text:h>
      <text:p text:style-name="P13">We refer to these properties as <text:span text:style-name="T83">(assuming local filesystem and remote FTP server):</text:span></text:p>
      <text:p text:style-name="P14"><text:span text:style-name="T32">Local</text:span><text:span text:style-name="T31"> target:</text:span></text:p>
      <text:p text:style-name="mw_5f_glossary">size<text:span text:style-name="T50">(L)</text:span><text:tab/>Local file size as reported by the file system.</text:p>
      <text:p text:style-name="mw_5f_glossary">mtime<text:span text:style-name="T50">(L)</text:span><text:tab/>Local file modification time as reported by the file system.</text:p>
      <text:p text:style-name="mw_5f_glossary">pssize<text:tab/>Peer sync size: snapshot of size<text:span text:style-name="T68"> </text:span><text:span text:style-name="T69">at the time of last </text:span><text:span text:style-name="T70">copy operation</text:span><text:span text:style-name="T69">.<text:line-break/>(S</text:span>tored in a meta<text:span text:style-name="T67">data</text:span> file on the local target.<text:span text:style-name="T67">)</text:span></text:p>
      <text:p text:style-name="mw_5f_glossary">psmtime<text:span text:style-name="T50"><text:tab/></text:span>Peer sync <text:span text:style-name="T65">modification </text:span>time: snapshot of mtime<text:span text:style-name="T68"> </text:span><text:span text:style-name="T69">at the time of </text:span><text:span text:style-name="T71">the </text:span><text:span text:style-name="T69">last </text:span><text:span text:style-name="T70">copy operation</text:span>. <text:span text:style-name="T69">(S</text:span>tored in a meta<text:span text:style-name="T67">data</text:span> file on the local target.<text:span text:style-name="T67">)</text:span></text:p>
      <text:p text:style-name="mw_5f_glossary">ps<text:span text:style-name="T65">u</text:span>time<text:span text:style-name="T50"><text:tab/></text:span>Peer sync time: <text:span text:style-name="T84">time </text:span><text:span text:style-name="T69">of last </text:span><text:span text:style-name="T70">copy operation</text:span><text:span text:style-name="T68">. </text:span><text:span text:style-name="T69">(S</text:span>tored in a meta<text:span text:style-name="T67">data</text:span> file on the local target.<text:span text:style-name="T67">)</text:span></text:p>
      <text:p text:style-name="P135">Remote target:</text:p>
      <text:p text:style-name="P136">(pssize, psmtime, and psutime are identical to the local target.)</text:p>
      <text:p text:style-name="mw_5f_glossary"><text:span text:style-name="T12">size</text:span><text:span text:style-name="T51">(R)</text:span><text:span text:style-name="T12"><text:tab/>Remote file size as reported by the FTP server.</text:span></text:p>
      <text:p text:style-name="mw_5f_glossary"><text:span text:style-name="T12">mtime</text:span><text:span text:style-name="T51">(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41">In this case mtime</text:span><text:span text:style-name="T53">(R)</text:span><text:span text:style-name="T41"> is this adjusted modification time </text:span><text:span text:style-name="T42">of the original uploaded file</text:span><text:span text:style-name="T41">.<text:line-break/></text:span><text:span text:style-name="T30">Defaults to rtime</text:span><text:span text:style-name="T52">(R)</text:span><text:span text:style-name="T30"> if no metadata is available.</text:span></text:p>
      <text:p text:style-name="mw_5f_glossary"><text:span text:style-name="T28">r</text:span><text:span text:style-name="T12">time</text:span><text:span text:style-name="T51">(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148" text:outline-level="2"><text:bookmark-start text:name="__RefHeading___Toc1477_209583328"/>Classification of Entries and Pairs<text:bookmark-end text:name="__RefHeading___Toc1477_209583328"/></text:h>
      <text:p text:style-name="P29">If pyftpsync has never run <text:span text:style-name="T160">on a folder</text:span>, there will be no metadata file at all, so we can <text:span text:style-name="T161">only do a simple classification:</text:span></text:p>
      <text:p text:style-name="P122"><text:span text:style-name="T121">Existing<text:tab/>A file is </text:span><text:span text:style-name="T93">existing</text:span><text:span text:style-name="T121"> if it currently exists on the file system, </text:span><text:span text:style-name="T112">but we have no </text:span><text:span text:style-name="T109">metadata </text:span><text:span text:style-name="T112">file at all</text:span><text:span text:style-name="T107">.</text:span></text:p>
      <text:p text:style-name="P30"><text:span text:style-name="T113">If a metadata file </text:span><text:span text:style-name="T114">is available however</text:span><text:span text:style-name="T113">, we can use th</text:span><text:span text:style-name="T114">is</text:span><text:span text:style-name="T113"> information to replace the </text:span><text:span text:style-name="T114">classification</text:span><text:span text:style-name="T113"> </text:span><text:span text:style-name="T118">existing</text:span><text:span text:style-name="T113"> with a more specific one</text:span>:</text:p>
      <text:p text:style-name="P116"><text:span text:style-name="T159">Missing<text:tab/>A file is </text:span><text:span text:style-name="T95">missing</text:span><text:span text:style-name="T121"> </text:span><text:span text:style-name="T110">if </text:span><text:span text:style-name="T108">it </text:span><text:span text:style-name="T110">is</text:span><text:span text:style-name="T120"> not </text:span><text:span text:style-name="T117">existing</text:span><text:span text:style-name="T110"> </text:span><text:span text:style-name="T111">and</text:span><text:span text:style-name="T110"> we </text:span><text:span text:style-name="T111">don’t </text:span><text:span text:style-name="T110">have metadata for it.</text:span></text:p>
      <text:p text:style-name="P115"><text:span text:style-name="T106">Deleted<text:tab/>A file is </text:span><text:span text:style-name="T115">deleted</text:span><text:span text:style-name="T106"> if </text:span><text:span text:style-name="T108">it </text:span><text:span text:style-name="T106">is</text:span><text:span text:style-name="T119"> not </text:span><text:span text:style-name="T115">existing</text:span><text:span text:style-name="T106">, but we have metadata for it.</text:span></text:p>
      <text:p text:style-name="P116"><text:span text:style-name="T103">Modified<text:tab/></text:span>A file <text:span text:style-name="T103">is </text:span><text:span text:style-name="T92">modified</text:span><text:span text:style-name="T103"> if it is </text:span><text:span text:style-name="T92">existing</text:span><text:span text:style-name="T103">, has metadata, and<text:line-break/></text:span><text:span text:style-name="T122">size </text:span><text:span text:style-name="T123">≠</text:span><text:span text:style-name="T122"> pssize or mtime </text:span><text:span text:style-name="T123">≠</text:span><text:span text:style-name="T124"> </text:span><text:span text:style-name="T125">psmtime</text:span></text:p>
      <text:p text:style-name="P117"><text:span text:style-name="T106">Unmodified<text:tab/>A file is </text:span><text:span text:style-name="T115">unmodified</text:span><text:span text:style-name="T106"> if </text:span><text:span text:style-name="T108">it </text:span><text:span text:style-name="T106">is </text:span><text:span text:style-name="T115">existing</text:span><text:span text:style-name="T119">,</text:span><text:span text:style-name="T106"> </text:span><text:span text:style-name="T109">has metadata, </text:span><text:span text:style-name="T107">but </text:span><text:span text:style-name="T109">is </text:span><text:span text:style-name="T107">not </text:span><text:span text:style-name="T116">modified</text:span><text:span text:style-name="T107">.</text:span></text:p>
      <text:p text:style-name="P115"><text:soft-page-break/><text:span text:style-name="T106">New<text:tab/>A file is </text:span><text:span text:style-name="T115">new</text:span><text:span text:style-name="T106"> if </text:span><text:span text:style-name="T108">it </text:span><text:span text:style-name="T106">is </text:span><text:span text:style-name="T115">existing</text:span><text:span text:style-name="T106">, but we don't have metadata for it.</text:span></text:p>
      <text:p text:style-name="P31">A pair’s classification is defined by the combination of local and remote classifications. <text:line-break/>Some examples:</text:p>
      <text:p text:style-name="P131"><text:span text:style-name="T162">(</text:span><text:span text:style-name="T96">existing</text:span><text:span text:style-name="T162">, </text:span><text:span text:style-name="T97">existing</text:span><text:span text:style-name="T162">)<text:tab/>A file name was found on remote and local target. Since we don’t have a metadata file, we may need to compare the file sizes or content to find out if they are identical or if we have a conflict.</text:span></text:p>
      <text:p text:style-name="P130"><text:span text:style-name="T162">(</text:span><text:span text:style-name="T96">existing</text:span><text:span text:style-name="T162">, </text:span><text:span text:style-name="T97">None</text:span><text:span text:style-name="T162">)<text:tab/>A matching file does not exist on remote target, so we may upload the local file to remote or delete the local file.</text:span></text:p>
      <text:p text:style-name="P129">(<text:span text:style-name="T91">unmodified</text:span>, <text:span text:style-name="T91">modified</text:span>)<text:tab/><text:span text:style-name="T163">We can download the modified remote file.</text:span></text:p>
      <text:p text:style-name="P128">(<text:span text:style-name="T91">modified</text:span>, <text:span text:style-name="T91">modified</text:span>)<text:tab/><text:span text:style-name="T163">This is a conflict that we need to resolve in some way.</text:span></text:p>
      <text:p text:style-name="Standard">We can classify a pair a<text:span text:style-name="T165">s follows</text:span>:</text:p>
      <text:p text:style-name="P123"><text:span text:style-name="T147">Equal</text:span><text:span text:style-name="T146"><text:tab/>A pair of entries is </text:span><text:span text:style-name="T98">equal</text:span><text:span text:style-name="T146"> if </text:span><text:span text:style-name="T147">both are </text:span><text:span text:style-name="T98">existing</text:span><text:span text:style-name="T147"> and<text:line-break/></text:span><text:span text:style-name="T128">size</text:span><text:span text:style-name="T60">(L)</text:span><text:span text:style-name="T128"> </text:span><text:span text:style-name="T129">=</text:span><text:span text:style-name="T128"> size</text:span><text:span text:style-name="T60">(R)</text:span><text:span text:style-name="T128"> </text:span><text:span text:style-name="T129">and</text:span><text:span text:style-name="T128"> mtime</text:span><text:span text:style-name="T60">(L)</text:span><text:span text:style-name="T128"> </text:span><text:span text:style-name="T132">=</text:span><text:span text:style-name="T133"> </text:span><text:span text:style-name="T134">mtime</text:span><text:span text:style-name="T61">(R)<text:line-break/></text:span><text:span text:style-name="T78">If metadata is available, we consider it </text:span><text:span text:style-name="T81">equal</text:span><text:span text:style-name="T78"> if both entries are </text:span><text:span text:style-name="T81">unmodified</text:span><text:span text:style-name="T78">.</text:span></text:p>
      <text:p text:style-name="P124"><text:span text:style-name="T146">Conflict<text:tab/>A pair of entries is a </text:span><text:span text:style-name="T92">conflict</text:span><text:span text:style-name="T146"> if </text:span><text:span text:style-name="T147">both are </text:span><text:span text:style-name="T98">existing</text:span><text:span text:style-name="T147"> and<text:line-break/></text:span><text:span text:style-name="T128">size</text:span><text:span text:style-name="T60">(L)</text:span><text:span text:style-name="T128"> </text:span><text:span text:style-name="T131">≠</text:span><text:span text:style-name="T128"> size</text:span><text:span text:style-name="T60">(R)</text:span><text:span text:style-name="T128"> </text:span><text:span text:style-name="T130">or</text:span><text:span text:style-name="T128"> mtime</text:span><text:span text:style-name="T60">(L)</text:span><text:span text:style-name="T128"> </text:span><text:span text:style-name="T131">≠</text:span><text:span text:style-name="T133"> </text:span><text:span text:style-name="T134">mtime</text:span><text:span text:style-name="T61">(R)</text:span><text:span text:style-name="T146"><text:line-break/></text:span><text:span text:style-name="T78">If metadata is available, we consider it a </text:span><text:span text:style-name="T81">conflict</text:span><text:span text:style-name="T78"> </text:span><text:span text:style-name="T77">if one entry is </text:span><text:span text:style-name="T82">modified</text:span><text:span text:style-name="T77"> and the peer entry is </text:span><text:span text:style-name="T82">modified</text:span><text:span text:style-name="T77">, </text:span><text:span text:style-name="T82">new</text:span><text:span text:style-name="T77">, or </text:span><text:span text:style-name="T82">deleted</text:span><text:span text:style-name="T77">.</text:span></text:p>
      <text:p text:style-name="P125"><text:span text:style-name="T77">O</text:span><text:span text:style-name="T76">ther<text:tab/></text:span><text:span text:style-name="T79">If only one entry is modified or only one entry exists, this may result in copy operations, depending on the </text:span><text:span text:style-name="T80">synchronization</text:span><text:span text:style-name="T79"> mode.</text:span></text:p>
      <text:h text:style-name="P149" text:outline-level="2"><text:bookmark-start text:name="__RefHeading___Toc1479_209583328"/>Determining the Sync<text:span text:style-name="T168">hronization</text:span> Action<text:bookmark-end text:name="__RefHeading___Toc1479_209583328"/></text:h>
      <text:h text:style-name="P151" text:outline-level="3"><text:bookmark-start text:name="__RefHeading___Toc1878_245841295"/>Bi-Directional Syn<text:span text:style-name="T148">chronization</text:span><text:bookmark-end text:name="__RefHeading___Toc1878_245841295"/></text:h>
      <text:h text:style-name="P132" text:outline-level="4"><text:bookmark-start text:name="__RefHeading___Toc2721_408069982"/><text:span text:style-name="T169">Standard Case: M</text:span>etadata <text:span text:style-name="T164">is A</text:span>vailable<text:bookmark-end text:name="__RefHeading___Toc2721_408069982"/></text:h>
      <text:p text:style-name="P18">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97">Sync Action</text:p>
          </table:table-cell>
          <table:covered-table-cell/>
          <table:table-cell table:style-name="Table2.C1" table:number-columns-spanned="5" office:value-type="string">
            <text:p text:style-name="P100">Remote <text:span text:style-name="T140">target</text:span></text:p>
          </table:table-cell>
          <table:covered-table-cell/>
          <table:covered-table-cell/>
          <table:covered-table-cell/>
          <table:covered-table-cell/>
        </table:table-row>
        <table:table-row>
          <table:covered-table-cell/>
          <table:covered-table-cell/>
          <table:table-cell table:style-name="Table2.C2" office:value-type="string">
            <text:p text:style-name="P107">missing</text:p>
          </table:table-cell>
          <table:table-cell table:style-name="Table2.D2" office:value-type="string">
            <text:p text:style-name="P100">new</text:p>
          </table:table-cell>
          <table:table-cell table:style-name="Table2.E2" office:value-type="string">
            <text:p text:style-name="P100">unmodified</text:p>
          </table:table-cell>
          <table:table-cell table:style-name="Table2.F2" office:value-type="string">
            <text:p text:style-name="P100">modified</text:p>
          </table:table-cell>
          <table:table-cell table:style-name="Table2.G2" office:value-type="string">
            <text:p text:style-name="P100">deleted</text:p>
          </table:table-cell>
        </table:table-row>
        <table:table-row>
          <table:table-cell table:style-name="Table2.A3" table:number-rows-spanned="5" office:value-type="string">
            <text:p text:style-name="P103">Local <text:span text:style-name="T140">target</text:span></text:p>
          </table:table-cell>
          <table:table-cell table:style-name="Table2.B3" office:value-type="string">
            <text:p text:style-name="P109">missing</text:p>
          </table:table-cell>
          <table:table-cell table:style-name="Table2.C3" office:value-type="string">
            <text:p text:style-name="P78">n.a.</text:p>
          </table:table-cell>
          <table:table-cell table:style-name="Table2.D3" office:value-type="string">
            <text:p text:style-name="P81">&lt; <text:span text:style-name="T138">C</text:span>opy <text:span text:style-name="T145">new</text:span></text:p>
          </table:table-cell>
          <table:table-cell table:style-name="Table2.E3" office:value-type="string">
            <text:p text:style-name="P81"><text:span text:style-name="T145">&lt; C</text:span>opy <text:span text:style-name="T145">new</text:span></text:p>
          </table:table-cell>
          <table:table-cell table:style-name="Table2.F3" office:value-type="string">
            <text:p text:style-name="P81">&lt; <text:span text:style-name="T138">C</text:span>opy <text:span text:style-name="T145">new</text:span></text:p>
          </table:table-cell>
          <table:table-cell table:style-name="Table2.G3" office:value-type="string">
            <text:p text:style-name="P92">Only <text:span text:style-name="T136">cleanup metadata</text:span></text:p>
          </table:table-cell>
        </table:table-row>
        <table:table-row>
          <table:covered-table-cell/>
          <table:table-cell table:style-name="Table2.B4" office:value-type="string">
            <text:p text:style-name="P103">new</text:p>
          </table:table-cell>
          <table:table-cell table:style-name="Table2.C4" office:value-type="string">
            <text:p text:style-name="P87">Copy <text:span text:style-name="T148">new </text:span>&gt;</text:p>
          </table:table-cell>
          <table:table-cell table:style-name="Table2.D4" office:value-type="string">
            <text:p text:style-name="P94">(1) Need compare</text:p>
          </table:table-cell>
          <table:table-cell table:style-name="Table2.E4" office:value-type="string">
            <text:p text:style-name="P94">(1) Need compare</text:p>
          </table:table-cell>
          <table:table-cell table:style-name="Table2.F4" office:value-type="string">
            <text:p text:style-name="P58"><text:span text:style-name="T157">(2) Potential c</text:span>onflict</text:p>
          </table:table-cell>
          <table:table-cell table:style-name="Table2.G4" office:value-type="string">
            <text:p text:style-name="P57"><text:span text:style-name="T141">C</text:span>onflict</text:p>
          </table:table-cell>
        </table:table-row>
        <table:table-row>
          <table:covered-table-cell/>
          <table:table-cell table:style-name="Table2.B5" office:value-type="string">
            <text:p text:style-name="P104">unmodified</text:p>
          </table:table-cell>
          <table:table-cell table:style-name="Table2.C5" office:value-type="string">
            <text:p text:style-name="P84"><text:span text:style-name="T137">C</text:span>opy <text:span text:style-name="T148">new &gt;</text:span></text:p>
          </table:table-cell>
          <table:table-cell table:style-name="Table2.D5" office:value-type="string">
            <text:p text:style-name="P94">(1) Need compare</text:p>
          </table:table-cell>
          <table:table-cell table:style-name="Table2.E5" office:value-type="string">
            <text:p text:style-name="P113">(1) Need compare<text:span text:style-name="T158">(*)</text:span></text:p>
          </table:table-cell>
          <table:table-cell table:style-name="Table2.F5" office:value-type="string">
            <text:p text:style-name="P85">&lt; <text:span text:style-name="T148">Replace</text:span> <text:span text:style-name="T145">modified</text:span></text:p>
          </table:table-cell>
          <table:table-cell table:style-name="Table2.G5" office:value-type="string">
            <text:p text:style-name="P85">&lt; <text:span text:style-name="T139">D</text:span>elete <text:span text:style-name="T148">missing</text:span></text:p>
          </table:table-cell>
        </table:table-row>
        <table:table-row>
          <table:covered-table-cell/>
          <table:table-cell table:style-name="Table2.B6" office:value-type="string">
            <text:p text:style-name="P103">modified</text:p>
          </table:table-cell>
          <table:table-cell table:style-name="Table2.C6" office:value-type="string">
            <text:p text:style-name="P86">Copy <text:span text:style-name="T145">new </text:span>&gt;</text:p>
          </table:table-cell>
          <table:table-cell table:style-name="Table2.D6" office:value-type="string">
            <text:p text:style-name="P57"><text:span text:style-name="T157">(2) Potential c</text:span>onflict</text:p>
          </table:table-cell>
          <table:table-cell table:style-name="Table2.E6" office:value-type="string">
            <text:p text:style-name="P87"><text:span text:style-name="T148">Replace</text:span> <text:span text:style-name="T145">modified </text:span>&gt;</text:p>
          </table:table-cell>
          <table:table-cell table:style-name="Table2.F6" office:value-type="string">
            <text:p text:style-name="P56"><text:span text:style-name="T141">C</text:span>onflict</text:p>
          </table:table-cell>
          <table:table-cell table:style-name="Table2.G6" office:value-type="string">
            <text:p text:style-name="P57"><text:span text:style-name="T141">C</text:span>onflict</text:p>
          </table:table-cell>
        </table:table-row>
        <table:table-row>
          <table:covered-table-cell/>
          <table:table-cell table:style-name="Table2.B7" office:value-type="string">
            <text:p text:style-name="P103">deleted</text:p>
          </table:table-cell>
          <table:table-cell table:style-name="Table2.C7" office:value-type="string">
            <text:p text:style-name="P90">Only <text:span text:style-name="T136">cleanup metadata</text:span></text:p>
          </table:table-cell>
          <table:table-cell table:style-name="Table2.D7" office:value-type="string">
            <text:p text:style-name="P57"><text:span text:style-name="T141">C</text:span>onflict</text:p>
          </table:table-cell>
          <table:table-cell table:style-name="Table2.E7" office:value-type="string">
            <text:p text:style-name="P90">Delete <text:span text:style-name="T148">missing </text:span>&gt;</text:p>
          </table:table-cell>
          <table:table-cell table:style-name="Table2.F7" office:value-type="string">
            <text:p text:style-name="P57"><text:span text:style-name="T141">C</text:span>onflict</text:p>
          </table:table-cell>
          <table:table-cell table:style-name="Table2.G7" office:value-type="string">
            <text:p text:style-name="P91">Only <text:span text:style-name="T136">cleanup metadata</text:span></text:p>
          </table:table-cell>
        </table:table-row>
      </table:table>
      <text:p text:style-name="P26"/>
      <text:p text:style-name="P118"><text:soft-page-break/>(1)<text:tab/>Compare mtime of source and target.<text:line-break/><text:span text:style-name="T127">mtime</text:span><text:span text:style-name="T59">(L)</text:span><text:span text:style-name="T127"> &lt; mtime</text:span><text:span text:style-name="T59">(R)</text:span><text:span text:style-name="T156"> → Use remote file<text:line-break/></text:span><text:span text:style-name="T127">mtime</text:span><text:span text:style-name="T59">(L)</text:span><text:span text:style-name="T127"> &gt; mtime</text:span><text:span text:style-name="T59">(R)</text:span><text:span text:style-name="T156"> → Use local file<text:line-break/></text:span><text:span text:style-name="T127">mtime</text:span><text:span text:style-name="T59">(L)</text:span><text:span text:style-name="T127"> == mtime</text:span><text:span text:style-name="T59">(R)</text:span><text:span text:style-name="T73"> and size</text:span><text:span text:style-name="T59">(L)</text:span><text:span text:style-name="T73"> == size</text:span><text:span text:style-name="T59">(R)</text:span><text:span text:style-name="T156"> → Nothing to do<text:line-break/></text:span><text:span text:style-name="T127">mtime</text:span><text:span text:style-name="T59">(L)</text:span><text:span text:style-name="T127"> == mtime</text:span><text:span text:style-name="T59">(R)</text:span><text:span text:style-name="T73"> and size</text:span><text:span text:style-name="T59">(L)</text:span><text:span text:style-name="T73"> </text:span><text:span text:style-name="T75">≠</text:span><text:span text:style-name="T73"> size</text:span><text:span text:style-name="T59">(R)</text:span><text:span text:style-name="T156"> → </text:span><text:span text:style-name="T142">Conflict</text:span><text:span text:style-name="T156">.</text:span></text:p>
      <text:p text:style-name="P121">(*)<text:tab/><text:span text:style-name="T144">TODO: </text:span>This should not be possible?</text:p>
      <text:p text:style-name="P118"><text:span text:style-name="T157">(2)<text:tab/>Same as (1) but if the file that we would replace has status </text:span><text:span text:style-name="T94">modified</text:span><text:span text:style-name="T157">, we treat this as </text:span><text:span text:style-name="T143">Conflict</text:span><text:span text:style-name="T157">.</text:span></text:p>
      <text:p text:style-name="P24">Additional options may be passed to modify the behavior:</text:p>
      <text:list xml:id="list3044742592837107085" text:style-name="L6">
        <text:list-item>
          <text:p text:style-name="P179">--resolve: Define a resolving strategy <text:span text:style-name="T157">for conflicted pairs</text:span> (skip, ask, use local, use remote, use newer, use older)</text:p>
        </text:list-item>
      </text:list>
      <text:h text:style-name="P134" text:outline-level="4"><text:bookmark-start text:name="__RefHeading___Toc2969_408069982"/><text:span text:style-name="T169">Special Case: </text:span>No <text:span text:style-name="T168">M</text:span>etadata <text:span text:style-name="T168">A</text:span>vailable<text:bookmark-end text:name="__RefHeading___Toc2969_408069982"/></text:h>
      <text:p text:style-name="P32"><text:span text:style-name="T167">I</text:span>f pyftpsync is run for the first time, or if a new folder was created by a user <text:span text:style-name="T167">since last sync, we don’t have metadata available. All we know is that an entry is </text:span><text:span text:style-name="T99">existing</text:span><text:span text:style-name="T167">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99">Sync Action</text:p>
          </table:table-cell>
          <table:covered-table-cell/>
          <table:table-cell table:style-name="Table3.C1" table:number-columns-spanned="2" office:value-type="string">
            <text:p text:style-name="P102">Remote <text:span text:style-name="T140">target</text:span></text:p>
          </table:table-cell>
          <table:covered-table-cell/>
        </table:table-row>
        <table:table-row>
          <table:covered-table-cell/>
          <table:covered-table-cell/>
          <table:table-cell table:style-name="Table3.C2" office:value-type="string">
            <text:p text:style-name="P111">None</text:p>
          </table:table-cell>
          <table:table-cell table:style-name="Table3.D2" office:value-type="string">
            <text:p text:style-name="P111">existing</text:p>
          </table:table-cell>
        </table:table-row>
        <table:table-row>
          <table:table-cell table:style-name="Table3.A3" table:number-rows-spanned="2" office:value-type="string">
            <text:p text:style-name="P106">Local <text:span text:style-name="T140">target</text:span></text:p>
          </table:table-cell>
          <table:table-cell table:style-name="Table3.B3" office:value-type="string">
            <text:p text:style-name="P112">None</text:p>
          </table:table-cell>
          <table:table-cell table:style-name="Table3.C3" office:value-type="string">
            <text:p text:style-name="P80">n.a.</text:p>
          </table:table-cell>
          <table:table-cell table:style-name="Table3.D3" office:value-type="string">
            <text:p text:style-name="P83">&lt; <text:span text:style-name="T138">C</text:span>opy <text:span text:style-name="T145">new</text:span></text:p>
          </table:table-cell>
        </table:table-row>
        <table:table-row>
          <table:covered-table-cell/>
          <table:table-cell table:style-name="Table3.B4" office:value-type="string">
            <text:p text:style-name="P112">existing</text:p>
          </table:table-cell>
          <table:table-cell table:style-name="Table3.C4" office:value-type="string">
            <text:p text:style-name="P89">Copy <text:span text:style-name="T148">new </text:span>&gt;</text:p>
          </table:table-cell>
          <table:table-cell table:style-name="Table3.D4" office:value-type="string">
            <text:p text:style-name="P96">(1) Need compare</text:p>
          </table:table-cell>
        </table:table-row>
      </table:table>
      <text:p text:style-name="P28"/>
      <text:p text:style-name="P120">(1)<text:tab/>Compare mtime of source and target.<text:line-break/><text:span text:style-name="T127">mtime</text:span><text:span text:style-name="T59">(L)</text:span><text:span text:style-name="T127"> &lt; mtime</text:span><text:span text:style-name="T59">(R)</text:span><text:span text:style-name="T156"> → Use remote file<text:line-break/></text:span><text:span text:style-name="T127">mtime</text:span><text:span text:style-name="T59">(L)</text:span><text:span text:style-name="T127"> &gt; mtime</text:span><text:span text:style-name="T59">(R)</text:span><text:span text:style-name="T156"> → Use local file<text:line-break/></text:span><text:span text:style-name="T127">mtime</text:span><text:span text:style-name="T59">(L)</text:span><text:span text:style-name="T127"> == mtime</text:span><text:span text:style-name="T59">(R)</text:span><text:span text:style-name="T73"> and size</text:span><text:span text:style-name="T59">(L)</text:span><text:span text:style-name="T73"> == size</text:span><text:span text:style-name="T59">(R)</text:span><text:span text:style-name="T156"> → Nothing to do<text:line-break/></text:span><text:span text:style-name="T127">mtime</text:span><text:span text:style-name="T59">(L)</text:span><text:span text:style-name="T127"> == mtime</text:span><text:span text:style-name="T59">(R)</text:span><text:span text:style-name="T73"> and size</text:span><text:span text:style-name="T59">(L)</text:span><text:span text:style-name="T73"> </text:span><text:span text:style-name="T75">≠</text:span><text:span text:style-name="T73"> size</text:span><text:span text:style-name="T59">(R)</text:span><text:span text:style-name="T156"> → </text:span><text:span text:style-name="T142">Conflict</text:span><text:span text:style-name="T156">.</text:span></text:p>
      <text:p text:style-name="P181"><text:span text:style-name="T172">The classification code will convert (</text:span><text:span text:style-name="T101">existing</text:span><text:span text:style-name="T172">, </text:span><text:span text:style-name="T101">existing</text:span><text:span text:style-name="T172">) pairs to combinations of </text:span><text:span text:style-name="T101">modified</text:span><text:span text:style-name="T172"> and </text:span><text:span text:style-name="T101">unmodified</text:span><text:span text:style-name="T172">, such that the synchronizer will handle them accordingly</text:span>.</text:p>
      <text:h text:style-name="P133" text:outline-level="4"><text:bookmark-start text:name="__RefHeading___Toc2723_408069982"/><text:span text:style-name="T169">Special Case: </text:span>Directories<text:bookmark-end text:name="__RefHeading___Toc2723_408069982"/></text:h>
      <text:p text:style-name="P180">A directory is an entry, so we may have metadata available to decide whether it was created or removed since last sync.</text:p>
      <text:p text:style-name="P19"><text:span text:style-name="T170">However we don’t know if it was </text:span><text:span text:style-name="T100">modified</text:span><text:span text:style-name="T170">, because there is no meaningful </text:span><text:span text:style-name="T135">mtime</text:span><text:span text:style-name="T170"> or </text:span><text:span text:style-name="T74">size</text:span><text:span text:style-name="T170"> value. Figuring out would require a deep traversal, which we currently do not do for performance reasons. Instead we consider directories </text:span><text:span text:style-name="T100">unmodified,</text:span><text:span text:style-name="T170"> so we will </text:span><text:span text:style-name="T173">not</text:span><text:span text:style-name="T170"> detect conflicts when a folder was deleted on one target and modified on the pee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98">Sync Action</text:p>
          </table:table-cell>
          <table:covered-table-cell/>
          <table:table-cell table:style-name="Table4.C1" table:number-columns-spanned="4" office:value-type="string">
            <text:p text:style-name="P101">Remote <text:span text:style-name="T140">target</text:span></text:p>
          </table:table-cell>
          <table:covered-table-cell/>
          <table:covered-table-cell/>
          <table:covered-table-cell/>
        </table:table-row>
        <table:table-row>
          <table:covered-table-cell/>
          <table:covered-table-cell/>
          <table:table-cell table:style-name="Table4.C2" office:value-type="string">
            <text:p text:style-name="P108">missing</text:p>
          </table:table-cell>
          <table:table-cell table:style-name="Table4.D2" office:value-type="string">
            <text:p text:style-name="P101">new</text:p>
          </table:table-cell>
          <table:table-cell table:style-name="Table4.E2" office:value-type="string">
            <text:p text:style-name="P153">unmodified</text:p>
          </table:table-cell>
          <table:table-cell table:style-name="Table4.F2" office:value-type="string">
            <text:p text:style-name="P101">deleted</text:p>
          </table:table-cell>
        </table:table-row>
        <table:table-row>
          <table:table-cell table:style-name="Table4.A3" table:number-rows-spanned="4" office:value-type="string">
            <text:p text:style-name="P105">Local <text:soft-page-break/><text:span text:style-name="T140">target</text:span></text:p>
          </table:table-cell>
          <table:table-cell table:style-name="Table4.B3" office:value-type="string">
            <text:p text:style-name="P110">missing</text:p>
          </table:table-cell>
          <table:table-cell table:style-name="Table4.C3" office:value-type="string">
            <text:p text:style-name="P79">n.a.</text:p>
          </table:table-cell>
          <table:table-cell table:style-name="Table4.D3" office:value-type="string">
            <text:p text:style-name="P82">&lt; <text:span text:style-name="T138">C</text:span>opy <text:span text:style-name="T145">new</text:span></text:p>
          </table:table-cell>
          <table:table-cell table:style-name="Table4.E3" office:value-type="string">
            <text:p text:style-name="P155">&lt; <text:span text:style-name="T138">C</text:span>opy <text:span text:style-name="T145">new</text:span></text:p>
          </table:table-cell>
          <table:table-cell table:style-name="Table4.F3" office:value-type="string">
            <text:p text:style-name="P93">Only <text:span text:style-name="T136">cleanup metadata</text:span></text:p>
          </table:table-cell>
        </table:table-row>
        <table:table-row>
          <table:covered-table-cell/>
          <table:table-cell table:style-name="Table4.B4" office:value-type="string">
            <text:p text:style-name="P105">new</text:p>
          </table:table-cell>
          <table:table-cell table:style-name="Table4.C4" office:value-type="string">
            <text:p text:style-name="P88">Copy <text:span text:style-name="T148">new </text:span>&gt;</text:p>
          </table:table-cell>
          <table:table-cell table:style-name="Table4.D4" office:value-type="string">
            <text:p text:style-name="P95">(1) N<text:span text:style-name="T174">othing to do</text:span></text:p>
          </table:table-cell>
          <table:table-cell table:style-name="Table4.E4" office:value-type="string">
            <text:p text:style-name="P158">(1) N<text:span text:style-name="T174">othing to do</text:span></text:p>
          </table:table-cell>
          <table:table-cell table:style-name="Table4.F4" office:value-type="string">
            <text:p text:style-name="P59"><text:span text:style-name="T141">C</text:span>onflict</text:p>
          </table:table-cell>
        </table:table-row>
        <table:table-row>
          <table:covered-table-cell/>
          <table:table-cell table:style-name="Table4.B5" office:value-type="string">
            <text:p text:style-name="P154">unmodified</text:p>
          </table:table-cell>
          <table:table-cell table:style-name="Table4.C5" office:value-type="string">
            <text:p text:style-name="P156">Copy <text:span text:style-name="T148">new </text:span>&gt;</text:p>
          </table:table-cell>
          <table:table-cell table:style-name="Table4.D5" office:value-type="string">
            <text:p text:style-name="P159">(1) N<text:span text:style-name="T174">othing to do</text:span></text:p>
          </table:table-cell>
          <table:table-cell table:style-name="Table4.E5" office:value-type="string">
            <text:p text:style-name="P159">(1) N<text:span text:style-name="T174">othing to do</text:span></text:p>
          </table:table-cell>
          <table:table-cell table:style-name="Table4.F5" office:value-type="string">
            <text:p text:style-name="P157">&lt; Delete local</text:p>
          </table:table-cell>
        </table:table-row>
        <table:table-row>
          <table:covered-table-cell/>
          <table:table-cell table:style-name="Table4.B6" office:value-type="string">
            <text:p text:style-name="P105">deleted</text:p>
          </table:table-cell>
          <table:table-cell table:style-name="Table4.C6" office:value-type="string">
            <text:p text:style-name="P93">Only <text:span text:style-name="T136">cleanup metadata</text:span></text:p>
          </table:table-cell>
          <table:table-cell table:style-name="Table4.D6" office:value-type="string">
            <text:p text:style-name="P59"><text:span text:style-name="T141">C</text:span>onflict</text:p>
          </table:table-cell>
          <table:table-cell table:style-name="Table4.E6" office:value-type="string">
            <text:p text:style-name="P160">Delete remote &gt;</text:p>
          </table:table-cell>
          <table:table-cell table:style-name="Table4.F6" office:value-type="string">
            <text:p text:style-name="P93">Only <text:span text:style-name="T136">cleanup metadata</text:span></text:p>
          </table:table-cell>
        </table:table-row>
      </table:table>
      <text:p text:style-name="P27"/>
      <text:p text:style-name="P119">(1)<text:tab/><text:span text:style-name="T171">Nothing to do: Simply traverse child entries</text:span>.</text:p>
      <text:p text:style-name="P141"/>
      <text:h text:style-name="P152" text:outline-level="3"><text:bookmark-start text:name="__RefHeading___Toc1481_209583328"/>Upload Syn<text:span text:style-name="T148">chronization</text:span><text:bookmark-end text:name="__RefHeading___Toc1481_209583328"/></text:h>
      <text:p text:style-name="P5">Basically a subset of Bi-Directional synchronization where the local target is treated as read-only (except for writing to the metadata file .pyftpsync-meta-json).</text:p>
      <text:p text:style-name="P25">In Upload (and Download) mode we only replace files with newer versions (and only if they are not conflicted).<text:line-break/>Additional options may be passed to modify this behavior:</text:p>
      <text:list xml:id="list7863095933952042992" text:style-name="L7">
        <text:list-item>
          <text:p text:style-name="P182">--<text:span text:style-name="T149">force: always replace files on remote, even if local version is older (but still only if not conflicted).</text:span></text:p>
        </text:list-item>
        <text:list-item>
          <text:p text:style-name="P182">--<text:span text:style-name="T149">delete: remove files on remote if they don't exist on local.</text:span></text:p>
        </text:list-item>
        <text:list-item>
          <text:p text:style-name="P183">--<text:span text:style-name="T149">delete-unmatched: remove files on remote if they don't match the custom filter (implies --delete).</text:span></text:p>
        </text:list-item>
        <text:list-item>
          <text:p text:style-name="P186">--resolve: provide a conflict resolution strategy.</text:p>
        </text:list-item>
      </text:list>
      <text:h text:style-name="P152" text:outline-level="3"><text:bookmark-start text:name="__RefHeading___Toc1308_787258444"/>Download Syn<text:span text:style-name="T148">chronization</text:span><text:bookmark-end text:name="__RefHeading___Toc1308_787258444"/></text:h>
      <text:p text:style-name="P5">Basically a subset of Bi-Directional synchronization where the remote target is treated as read-only.</text:p>
      <text:h text:style-name="P144" text:outline-level="1"><text:bookmark-start text:name="__RefHeading___Toc1312_787258444"/>Command Line Interface<text:bookmark-end text:name="__RefHeading___Toc1312_787258444"/></text:h>
      <text:p text:style-name="P23">The command line interface is a front end to the pyftpsync library, that adds this functionality:</text:p>
      <text:list xml:id="list5255274582832894102" text:style-name="L8">
        <text:list-item>
          <text:p text:style-name="P184">Allow to instantiate and configure the synchronizer and targets, based on URL strings</text:p>
        </text:list-item>
        <text:list-item>
          <text:p text:style-name="P184">Allow to pass flags to configure the synchronization process <text:span text:style-name="T152">and define filter patterns</text:span></text:p>
        </text:list-item>
        <text:list-item>
          <text:p text:style-name="P184">Maintain credentials in the system keyring</text:p>
        </text:list-item>
        <text:list-item>
          <text:p text:style-name="P184">Display progress status and statisti<text:span text:style-name="T152">c</text:span>s</text:p>
        </text:list-item>
        <text:list-item>
          <text:p text:style-name="P185">Provide a dry-run mode</text:p>
        </text:list-item>
        <text:list-item>
          <text:p text:style-name="P184">Prompt for resolution if conflicts are detected</text:p>
        </text:list-item>
      </text:list>
      <text:p text:style-name="P1"/>
      <text:h text:style-name="P147" text:outline-level="1"><text:bookmark-start text:name="__RefHeading___Toc1041_787258444"/><text:span text:style-name="T43">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39">Time</text:p>
          </table:table-cell>
          <table:table-cell table:style-name="Table1.A1" office:value-type="string">
            <text:p text:style-name="P34">Action</text:p>
          </table:table-cell>
          <table:table-cell table:style-name="Table1.A1" office:value-type="string">
            <text:p text:style-name="P38">Files</text:p>
          </table:table-cell>
          <table:table-cell table:style-name="Table1.A1" table:number-columns-spanned="2" office:value-type="string">
            <text:p text:style-name="P35">Local Target Properties</text:p>
          </table:table-cell>
          <table:covered-table-cell/>
          <table:table-cell table:style-name="Table1.A1" table:number-columns-spanned="3" office:value-type="string">
            <text:p text:style-name="P42">Metadata</text:p>
            <text:p text:style-name="P47">(stored on local target)</text:p>
          </table:table-cell>
          <table:covered-table-cell/>
          <table:covered-table-cell/>
          <table:table-cell table:style-name="Table1.A1" office:value-type="string">
            <text:p text:style-name="P40">Sync Status</text:p>
          </table:table-cell>
          <table:table-cell table:style-name="Table1.J1" table:number-columns-spanned="3" office:value-type="string">
            <text:p text:style-name="P35"><text:span text:style-name="T3">Remote</text:span> <text:span text:style-name="T102">FTP </text:span>Target Properties</text:p>
          </table:table-cell>
          <table:covered-table-cell/>
          <table:covered-table-cell/>
        </table:table-row>
        <table:table-row>
          <table:table-cell table:style-name="Table1.A2" office:value-type="string">
            <text:p text:style-name="P36"/>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7"><text:span text:style-name="T3">s</text:span>ize<text:span text:style-name="T57">(</text:span><text:span text:style-name="T58">L</text:span><text:span text:style-name="T57">)</text:span></text:p>
          </table:table-cell>
          <table:table-cell table:style-name="Table1.A2" office:value-type="string">
            <text:p text:style-name="P41">mtime<text:span text:style-name="T57">(</text:span><text:span text:style-name="T58">L</text:span><text:span text:style-name="T57">)</text:span></text:p>
          </table:table-cell>
          <table:table-cell table:style-name="Table1.A2" office:value-type="string">
            <text:p text:style-name="P43">ps<text:span text:style-name="T8">size</text:span></text:p>
          </table:table-cell>
          <table:table-cell table:style-name="Table1.A2" office:value-type="string">
            <text:p text:style-name="P44">ps<text:span text:style-name="T85">m</text:span>time</text:p>
          </table:table-cell>
          <table:table-cell table:style-name="Table1.A2" office:value-type="string">
            <text:p text:style-name="P45"><text:span text:style-name="T88">ps</text:span>utime</text:p>
          </table:table-cell>
          <table:table-cell table:style-name="Table1.A2" office:value-type="string">
            <text:p text:style-name="P41"/>
          </table:table-cell>
          <table:table-cell table:style-name="Table1.A2" office:value-type="string">
            <text:p text:style-name="P46">size<text:span text:style-name="T56">(R)</text:span></text:p>
          </table:table-cell>
          <table:table-cell table:style-name="Table1.A2" office:value-type="string">
            <text:p text:style-name="P46">mtime<text:span text:style-name="T56">(R)</text:span></text:p>
          </table:table-cell>
          <table:table-cell table:style-name="Table1.L2" office:value-type="string">
            <text:p text:style-name="P43"><text:span text:style-name="T72">rtime</text:span><text:span text:style-name="T54">(</text:span><text:span text:style-name="T55">R</text:span><text:span text:style-name="T54">)</text:span></text:p>
          </table:table-cell>
        </table:table-row>
        <table:table-row>
          <table:table-cell table:style-name="Table1.A2" office:value-type="string">
            <text:p text:style-name="P76">01:00</text:p>
          </table:table-cell>
          <table:table-cell table:style-name="Table1.A2" office:value-type="string">
            <text:p text:style-name="P64">Initial status</text:p>
          </table:table-cell>
          <table:table-cell table:style-name="Table1.A2" office:value-type="string">
            <text:p text:style-name="P69">a.txt</text:p>
            <text:p text:style-name="P69">b.txt</text:p>
            <text:p text:style-name="P69">c.txt</text:p>
          </table:table-cell>
          <table:table-cell table:style-name="Table1.A2" office:value-type="string">
            <text:p text:style-name="P63">100</text:p>
            <text:p text:style-name="P63">100</text:p>
            <text:p text:style-name="P63">100</text:p>
          </table:table-cell>
          <table:table-cell table:style-name="Table1.A2" office:value-type="string">
            <text:p text:style-name="P63">01:00</text:p>
            <text:p text:style-name="P63">01:00</text:p>
            <text:p text:style-name="P63">01:00</text:p>
          </table:table-cell>
          <table:table-cell table:style-name="Table1.A2" office:value-type="string">
            <text:p text:style-name="P63">-</text:p>
            <text:p text:style-name="P63">-</text:p>
            <text:p text:style-name="P63">-</text:p>
          </table:table-cell>
          <table:table-cell table:style-name="Table1.A2" office:value-type="string">
            <text:p text:style-name="P73">-</text:p>
            <text:p text:style-name="P73">-</text:p>
            <text:p text:style-name="P73">-</text:p>
          </table:table-cell>
          <table:table-cell table:style-name="Table1.A2" office:value-type="string">
            <text:p text:style-name="P74">-</text:p>
            <text:p text:style-name="P74">-</text:p>
            <text:p text:style-name="P74">-</text:p>
          </table:table-cell>
          <table:table-cell table:style-name="Table1.A2" office:value-type="string">
            <text:p text:style-name="P75">New</text:p>
            <text:p text:style-name="P75">New</text:p>
            <text:p text:style-name="P75">New</text:p>
          </table:table-cell>
          <table:table-cell table:style-name="Table1.A2" office:value-type="string">
            <text:p text:style-name="P60">-</text:p>
            <text:p text:style-name="P60">-</text:p>
            <text:p text:style-name="P60">-</text:p>
          </table:table-cell>
          <table:table-cell table:style-name="Table1.A2" office:value-type="string">
            <text:p text:style-name="P60">-</text:p>
            <text:p text:style-name="P60">-</text:p>
            <text:p text:style-name="P60">-</text:p>
          </table:table-cell>
          <table:table-cell table:style-name="Table1.L2" office:value-type="string">
            <text:p text:style-name="P60">-</text:p>
            <text:p text:style-name="P60">-</text:p>
            <text:p text:style-name="P60">-</text:p>
          </table:table-cell>
        </table:table-row>
        <table:table-row>
          <table:table-cell table:style-name="Table1.A2" office:value-type="string">
            <text:p text:style-name="P76">02:00</text:p>
          </table:table-cell>
          <table:table-cell table:style-name="Table1.A2" office:value-type="string">
            <text:p text:style-name="P71"><text:span text:style-name="T4">$ pyftpsync </text:span>update ...</text:p>
          </table:table-cell>
          <table:table-cell table:style-name="Table1.A2" office:value-type="string">
            <text:p text:style-name="P69">a.txt</text:p>
            <text:p text:style-name="P69">b.txt</text:p>
            <text:p text:style-name="P69">c.txt</text:p>
          </table:table-cell>
          <table:table-cell table:style-name="Table1.A2" office:value-type="string">
            <text:p text:style-name="P63">100</text:p>
            <text:p text:style-name="P63">100</text:p>
            <text:p text:style-name="P63">100</text:p>
          </table:table-cell>
          <table:table-cell table:style-name="Table1.A2" office:value-type="string">
            <text:p text:style-name="P63">0<text:span text:style-name="T5">1</text:span>:00</text:p>
            <text:p text:style-name="P63">0<text:span text:style-name="T5">1</text:span>:00</text:p>
            <text:p text:style-name="P63">01:00</text:p>
          </table:table-cell>
          <table:table-cell table:style-name="Table1.A2" office:value-type="string">
            <text:p text:style-name="P63">100</text:p>
            <text:p text:style-name="P63">100</text:p>
            <text:p text:style-name="P63">100</text:p>
          </table:table-cell>
          <table:table-cell table:style-name="Table1.A2" office:value-type="string">
            <text:p text:style-name="P63">0<text:span text:style-name="T5">1</text:span>:00</text:p>
            <text:p text:style-name="P63">0<text:span text:style-name="T5">1</text:span>:00</text:p>
            <text:p text:style-name="P63">01:00</text:p>
          </table:table-cell>
          <table:table-cell table:style-name="Table1.A2" office:value-type="string">
            <text:p text:style-name="P62">0<text:span text:style-name="T6">2</text:span>:00</text:p>
            <text:p text:style-name="P62">0<text:span text:style-name="T6">2</text:span>:00</text:p>
            <text:p text:style-name="P62">0<text:span text:style-name="T6">2</text:span>:00</text:p>
          </table:table-cell>
          <table:table-cell table:style-name="Table1.A2" office:value-type="string">
            <text:p text:style-name="P67">Equal</text:p>
            <text:p text:style-name="P67">Equal</text:p>
            <text:p text:style-name="P67">Equal</text:p>
          </table:table-cell>
          <table:table-cell table:style-name="Table1.A2" office:value-type="string">
            <text:p text:style-name="P68">100</text:p>
            <text:p text:style-name="P68">100</text:p>
            <text:p text:style-name="P68">100</text:p>
          </table:table-cell>
          <table:table-cell table:style-name="Table1.A2" office:value-type="string">
            <text:p text:style-name="P61">0<text:span text:style-name="T89">1</text:span>:00</text:p>
            <text:p text:style-name="P61">0<text:span text:style-name="T89">1</text:span>:00</text:p>
            <text:p text:style-name="P61">0<text:span text:style-name="T89">1</text:span>:00</text:p>
          </table:table-cell>
          <table:table-cell table:style-name="Table1.L2" office:value-type="string">
            <text:p text:style-name="P61">0<text:span text:style-name="T6">2</text:span>:00</text:p>
            <text:p text:style-name="P61">0<text:span text:style-name="T6">2</text:span>:00</text:p>
            <text:p text:style-name="P61">0<text:span text:style-name="T6">2</text:span>:00</text:p>
          </table:table-cell>
        </table:table-row>
        <table:table-row>
          <table:table-cell table:style-name="Table1.A2" office:value-type="string">
            <text:p text:style-name="P77">0<text:span text:style-name="T7">3</text:span>:00</text:p>
          </table:table-cell>
          <table:table-cell table:style-name="Table1.A2" office:value-type="string">
            <text:p text:style-name="P72"><text:span text:style-name="T10">Manually e</text:span>dit 2 files on local</text:p>
          </table:table-cell>
          <table:table-cell table:style-name="Table1.A2" office:value-type="string">
            <text:p text:style-name="P69">a.txt</text:p>
            <text:p text:style-name="P69">b.txt</text:p>
            <text:p text:style-name="P69">c.txt</text:p>
          </table:table-cell>
          <table:table-cell table:style-name="Table1.A2" office:value-type="string">
            <text:p text:style-name="P55">10<text:span text:style-name="T9">5</text:span></text:p>
            <text:p text:style-name="P55">10<text:span text:style-name="T9">5</text:span></text:p>
            <text:p text:style-name="P63">100</text:p>
          </table:table-cell>
          <table:table-cell table:style-name="Table1.A2" office:value-type="string">
            <text:p text:style-name="P55">0<text:span text:style-name="T9">3</text:span>:00</text:p>
            <text:p text:style-name="P55">0<text:span text:style-name="T9">3</text:span>:00</text:p>
            <text:p text:style-name="P63">01:00</text:p>
          </table:table-cell>
          <table:table-cell table:style-name="Table1.A2" office:value-type="string">
            <text:p text:style-name="P63">100</text:p>
            <text:p text:style-name="P63">100</text:p>
            <text:p text:style-name="P63">100</text:p>
          </table:table-cell>
          <table:table-cell table:style-name="Table1.A2" office:value-type="string">
            <text:p text:style-name="P63">0<text:span text:style-name="T5">1</text:span>:00</text:p>
            <text:p text:style-name="P63">0<text:span text:style-name="T5">1</text:span>:00</text:p>
            <text:p text:style-name="P63">01:00</text:p>
          </table:table-cell>
          <table:table-cell table:style-name="Table1.A2" office:value-type="string">
            <text:p text:style-name="P62">0<text:span text:style-name="T6">2</text:span>:00</text:p>
            <text:p text:style-name="P62">0<text:span text:style-name="T6">2</text:span>:00</text:p>
            <text:p text:style-name="P62">0<text:span text:style-name="T6">2</text:span>:00</text:p>
          </table:table-cell>
          <table:table-cell table:style-name="Table1.A2" office:value-type="string">
            <text:p text:style-name="P66">Modified</text:p>
            <text:p text:style-name="P66">Modified</text:p>
            <text:p text:style-name="P67">Equal</text:p>
          </table:table-cell>
          <table:table-cell table:style-name="Table1.A2" office:value-type="string">
            <text:p text:style-name="P68">100</text:p>
            <text:p text:style-name="P68">100</text:p>
            <text:p text:style-name="P68">100</text:p>
          </table:table-cell>
          <table:table-cell table:style-name="Table1.A2" office:value-type="string">
            <text:p text:style-name="P61">0<text:span text:style-name="T89">1</text:span>:00</text:p>
            <text:p text:style-name="P61">0<text:span text:style-name="T89">1</text:span>:00</text:p>
            <text:p text:style-name="P61">0<text:span text:style-name="T89">1</text:span>:00</text:p>
          </table:table-cell>
          <table:table-cell table:style-name="Table1.L2" office:value-type="string">
            <text:p text:style-name="P61">0<text:span text:style-name="T6">2</text:span>:00</text:p>
            <text:p text:style-name="P61">0<text:span text:style-name="T6">2</text:span>:00</text:p>
            <text:p text:style-name="P61">0<text:span text:style-name="T6">2</text:span>:00</text:p>
          </table:table-cell>
        </table:table-row>
        <table:table-row>
          <table:table-cell table:style-name="Table1.A2" office:value-type="string">
            <text:p text:style-name="P77">0<text:span text:style-name="T7">3</text:span>:0<text:span text:style-name="T10">1</text:span></text:p>
          </table:table-cell>
          <table:table-cell table:style-name="Table1.A2" office:value-type="string">
            <text:p text:style-name="P72"><text:span text:style-name="T10">Manually e</text:span>dit 2 files on <text:span text:style-name="T10">remote</text:span></text:p>
          </table:table-cell>
          <table:table-cell table:style-name="Table1.A2" office:value-type="string">
            <text:p text:style-name="P52">a.txt</text:p>
            <text:p text:style-name="P52">b.txt</text:p>
            <text:p text:style-name="P52">c.txt</text:p>
          </table:table-cell>
          <table:table-cell table:style-name="Table1.A2" office:value-type="string">
            <text:p text:style-name="P51">10<text:span text:style-name="T9">5</text:span></text:p>
            <text:p text:style-name="P51">10<text:span text:style-name="T9">5</text:span></text:p>
            <text:p text:style-name="P51">100</text:p>
          </table:table-cell>
          <table:table-cell table:style-name="Table1.A2" office:value-type="string">
            <text:p text:style-name="P51">0<text:span text:style-name="T9">3</text:span>:00</text:p>
            <text:p text:style-name="P51">0<text:span text:style-name="T9">3</text:span>:00</text:p>
            <text:p text:style-name="P51">01:00</text:p>
          </table:table-cell>
          <table:table-cell table:style-name="Table1.A2" office:value-type="string">
            <text:p text:style-name="P51">100</text:p>
            <text:p text:style-name="P51">100</text:p>
            <text:p text:style-name="P51">100</text:p>
          </table:table-cell>
          <table:table-cell table:style-name="Table1.A2" office:value-type="string">
            <text:p text:style-name="P51">0<text:span text:style-name="T5">1</text:span>:00</text:p>
            <text:p text:style-name="P51">0<text:span text:style-name="T5">1</text:span>:00</text:p>
            <text:p text:style-name="P51">01:00</text:p>
          </table:table-cell>
          <table:table-cell table:style-name="Table1.A2" office:value-type="string">
            <text:p text:style-name="P62">0<text:span text:style-name="T6">2</text:span>:00</text:p>
            <text:p text:style-name="P62">0<text:span text:style-name="T6">2</text:span>:00</text:p>
            <text:p text:style-name="P62">0<text:span text:style-name="T6">2</text:span>:00</text:p>
          </table:table-cell>
          <table:table-cell table:style-name="Table1.A2" office:value-type="string">
            <text:p text:style-name="P49">Modified</text:p>
            <text:p text:style-name="P50">Conflict</text:p>
            <text:p text:style-name="P50">Modified</text:p>
          </table:table-cell>
          <table:table-cell table:style-name="Table1.A2" office:value-type="string">
            <text:p text:style-name="P48">100</text:p>
            <text:p text:style-name="P53">1<text:span text:style-name="T10">10</text:span></text:p>
            <text:p text:style-name="P53">1<text:span text:style-name="T10">10</text:span></text:p>
          </table:table-cell>
          <table:table-cell table:style-name="Table1.A2" office:value-type="string">
            <text:p text:style-name="P61">0<text:span text:style-name="T6">2</text:span>:00</text:p>
            <text:p text:style-name="P54">0<text:span text:style-name="T10">3</text:span>:0<text:span text:style-name="T10">1</text:span></text:p>
            <text:p text:style-name="P54">0<text:span text:style-name="T10">3</text:span>:0<text:span text:style-name="T10">1</text:span></text:p>
          </table:table-cell>
          <table:table-cell table:style-name="Table1.L2" office:value-type="string">
            <text:p text:style-name="P61">0<text:span text:style-name="T6">2</text:span>:00</text:p>
            <text:p text:style-name="P54">0<text:span text:style-name="T10">3</text:span>:0<text:span text:style-name="T10">1</text:span></text:p>
            <text:p text:style-name="P54">0<text:span text:style-name="T10">3</text:span>:0<text:span text:style-name="T10">1</text:span></text:p>
          </table:table-cell>
        </table:table-row>
        <table:table-row>
          <table:table-cell table:style-name="Table1.A2" office:value-type="string">
            <text:p text:style-name="P76">0<text:span text:style-name="T11">4</text:span>:00</text:p>
          </table:table-cell>
          <table:table-cell table:style-name="Table1.A2" office:value-type="string">
            <text:p text:style-name="P71"><text:span text:style-name="T4">$ pyftpsync </text:span>update ...</text:p>
          </table:table-cell>
          <table:table-cell table:style-name="Table1.A2" office:value-type="string">
            <text:p text:style-name="P69">a.txt</text:p>
            <text:p text:style-name="P69">b.txt</text:p>
            <text:p text:style-name="P69">c.txt</text:p>
          </table:table-cell>
          <table:table-cell table:style-name="Table1.A2" office:value-type="string">
            <text:p text:style-name="P51">10<text:span text:style-name="T9">5</text:span></text:p>
            <text:p text:style-name="P51">10<text:span text:style-name="T9">5</text:span></text:p>
            <text:p text:style-name="P51">100</text:p>
          </table:table-cell>
          <table:table-cell table:style-name="Table1.A2" office:value-type="string">
            <text:p text:style-name="P51">0<text:span text:style-name="T9">3</text:span>:00</text:p>
            <text:p text:style-name="P51">0<text:span text:style-name="T9">3</text:span>:00</text:p>
            <text:p text:style-name="P51">01:00</text:p>
          </table:table-cell>
          <table:table-cell table:style-name="Table1.A2" office:value-type="string">
            <text:p text:style-name="P51">100</text:p>
            <text:p text:style-name="P51">100</text:p>
            <text:p text:style-name="P51">100</text:p>
          </table:table-cell>
          <table:table-cell table:style-name="Table1.A2" office:value-type="string">
            <text:p text:style-name="P51">0<text:span text:style-name="T5">1</text:span>:00</text:p>
            <text:p text:style-name="P51">0<text:span text:style-name="T5">1</text:span>:00</text:p>
            <text:p text:style-name="P51">01:00</text:p>
          </table:table-cell>
          <table:table-cell table:style-name="Table1.A2" office:value-type="string">
            <text:p text:style-name="P62">0<text:span text:style-name="T6">2</text:span>:00</text:p>
            <text:p text:style-name="P62">0<text:span text:style-name="T6">2</text:span>:00</text:p>
            <text:p text:style-name="P62">0<text:span text:style-name="T6">2</text:span>:00</text:p>
          </table:table-cell>
          <table:table-cell table:style-name="Table1.A2" office:value-type="string">
            <text:p text:style-name="P49">Modified</text:p>
            <text:p text:style-name="P50">Conflict</text:p>
            <text:p text:style-name="P50">Modified</text:p>
          </table:table-cell>
          <table:table-cell table:style-name="Table1.A2" office:value-type="string">
            <text:p text:style-name="P48">100</text:p>
            <text:p text:style-name="P53">1<text:span text:style-name="T10">10</text:span></text:p>
            <text:p text:style-name="P53">1<text:span text:style-name="T10">10</text:span></text:p>
          </table:table-cell>
          <table:table-cell table:style-name="Table1.A2" office:value-type="string">
            <text:p text:style-name="P61">0<text:span text:style-name="T6">2</text:span>:00</text:p>
            <text:p text:style-name="P54">0<text:span text:style-name="T10">3</text:span>:0<text:span text:style-name="T10">1</text:span></text:p>
            <text:p text:style-name="P54">0<text:span text:style-name="T10">3</text:span>:0<text:span text:style-name="T10">1</text:span></text:p>
          </table:table-cell>
          <table:table-cell table:style-name="Table1.L2" office:value-type="string">
            <text:p text:style-name="P61">0<text:span text:style-name="T6">2</text:span>:00</text:p>
            <text:p text:style-name="P54">0<text:span text:style-name="T10">3</text:span>:0<text:span text:style-name="T10">1</text:span></text:p>
            <text:p text:style-name="P54">0<text:span text:style-name="T10">3</text:span>:0<text:span text:style-name="T10">1</text:span></text:p>
          </table:table-cell>
        </table:table-row>
        <table:table-row>
          <table:table-cell table:style-name="Table1.A2" office:value-type="string">
            <text:p text:style-name="P70"/>
          </table: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L2" office:value-type="string">
            <text:p text:style-name="P60"/>
          </table:table-cell>
        </table:table-row>
        <table:table-row>
          <table:table-cell table:style-name="Table1.A2" office:value-type="string">
            <text:p text:style-name="P70"/>
          </table: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L2" office:value-type="string">
            <text:p text:style-name="P60"/>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7-09-14T12:02:31.749726966">2017-09-14</text:date></text:p>
      </style:header>
      <style:footer>
        <text:p text:style-name="Footer"><text:tab/><text:tab/><text:span text:style-name="MT1">Page </text:span><text:page-number text:select-page="current">7</text:page-number> <text:span text:style-name="MT1">of </text:span><text:page-count>10</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7-09-14T12:02:31.665392000</dc:date>
    <meta:editing-duration>P5DT11H8M26S</meta:editing-duration>
    <meta:editing-cycles>236</meta:editing-cycles>
    <meta:generator>LibreOffice/5.2.7.2$MacOSX_X86_64 LibreOffice_project/2b7f1e640c46ceb28adf43ee075a6e8b8439ed10</meta:generator>
    <meta:document-statistic meta:table-count="4" meta:image-count="0" meta:object-count="0" meta:page-count="10" meta:paragraph-count="457" meta:word-count="2720" meta:character-count="16698" meta:non-whitespace-character-count="13957"/>
  </office:meta>
</office:document-meta>
</file>